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7CE2DE8E32ECDE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4.801cm"/>
    </style:style>
    <style:style style:name="IntegrantesGrupo.C" style:family="table-column">
      <style:table-column-properties style:column-width="10.095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1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1.A" style:family="table-column">
      <style:table-column-properties style:column-width="6.892cm"/>
    </style:style>
    <style:style style:name="Tabla1.B" style:family="table-column">
      <style:table-column-properties style:column-width="6.708cm"/>
    </style:style>
    <style:style style:name="Tabla1.C" style:family="table-column">
      <style:table-column-properties style:column-width="5.902cm"/>
    </style:style>
    <style:style style:name="Tabla1.1" style:family="table-row">
      <style:table-row-properties style:min-row-height="0.596cm" fo:keep-together="auto"/>
    </style:style>
    <style:style style:name="Tabla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1.2" style:family="table-row">
      <style:table-row-properties style:min-row-height="0.841cm"/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3" style:family="table-row">
      <style:table-row-properties style:min-row-height="1.388cm" fo:keep-together="auto"/>
    </style:style>
    <style:style style:name="Tabla1.B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4" style:family="table-row">
      <style:table-row-properties style:min-row-height="0.653cm" fo:keep-together="auto"/>
    </style:style>
    <style:style style:name="Tabla1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21" style:family="table-row">
      <style:table-row-properties style:min-row-height="0.697cm" fo:keep-together="auto"/>
    </style:style>
    <style:style style:name="Tabla1.C2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30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45" style:family="table-row">
      <style:table-row-properties style:min-row-height="4.2cm" fo:keep-together="auto"/>
    </style:style>
    <style:style style:name="Tabla1.46" style:family="table-row">
      <style:table-row-properties style:min-row-height="1.496cm" fo:keep-together="auto"/>
    </style:style>
    <style:style style:name="Tabla1.A65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6.892cm"/>
    </style:style>
    <style:style style:name="Tabla2.B" style:family="table-column">
      <style:table-column-properties style:column-width="6.708cm"/>
    </style:style>
    <style:style style:name="Tabla2.C" style:family="table-column">
      <style:table-column-properties style:column-width="5.902cm"/>
    </style:style>
    <style:style style:name="Tabla2.1" style:family="table-row">
      <style:table-row-properties style:min-row-height="0.596cm" fo:keep-together="auto"/>
    </style:style>
    <style:style style:name="Tabla2.A1" style:family="table-cell">
      <style:table-cell-properties style:vertical-align="middle" fo:background-color="#2a6099" fo:padding="0cm" fo:border="0.75pt solid #2a6099" style:writing-mode="page">
        <style:background-image/>
      </style:table-cell-properties>
    </style:style>
    <style:style style:name="Tabla2.2" style:family="table-row">
      <style:table-row-properties style:min-row-height="0.841cm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style:min-row-height="1.388cm" fo:keep-together="auto"/>
    </style:style>
    <style:style style:name="Tabla2.4" style:family="table-row">
      <style:table-row-properties style:min-row-height="0.653cm" fo:keep-together="auto"/>
    </style:style>
    <style:style style:name="Tabla2.A4" style:family="table-cell">
      <style:table-cell-properties style:vertical-align="middle" fo:background-color="#ddddd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25" style:family="table-row">
      <style:table-row-properties style:min-row-height="0.697cm" fo:keep-together="auto"/>
    </style:style>
    <style:style style:name="Tabla2.A26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.C26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6.892cm"/>
    </style:style>
    <style:style style:name="Tabla3.B" style:family="table-column">
      <style:table-column-properties style:column-width="6.708cm"/>
    </style:style>
    <style:style style:name="Tabla3.C" style:family="table-column">
      <style:table-column-properties style:column-width="5.902cm"/>
    </style:style>
    <style:style style:name="Tabla3.1" style:family="table-row">
      <style:table-row-properties style:min-row-height="0.596cm" fo:keep-together="auto"/>
    </style:style>
    <style:style style:name="Tabla3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3.2" style:family="table-row">
      <style:table-row-properties style:min-row-height="0.841cm"/>
    </style:style>
    <style:style style:name="Tabla3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3" style:family="table-row">
      <style:table-row-properties style:min-row-height="1.388cm" fo:keep-together="auto"/>
    </style:style>
    <style:style style:name="Tabla3.4" style:family="table-row">
      <style:table-row-properties style:min-row-height="0.653cm" fo:keep-together="auto"/>
    </style:style>
    <style:style style:name="Tabla3.A4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28" style:family="table-row">
      <style:table-row-properties style:min-row-height="0.723cm" fo:keep-together="auto"/>
    </style:style>
    <style:style style:name="Tabla3.A28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3.C28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6.892cm"/>
    </style:style>
    <style:style style:name="Tabla4.B" style:family="table-column">
      <style:table-column-properties style:column-width="6.708cm"/>
    </style:style>
    <style:style style:name="Tabla4.C" style:family="table-column">
      <style:table-column-properties style:column-width="5.902cm"/>
    </style:style>
    <style:style style:name="Tabla4.1" style:family="table-row">
      <style:table-row-properties style:min-row-height="0.596cm" fo:keep-together="auto"/>
    </style:style>
    <style:style style:name="Tabla4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4.2" style:family="table-row">
      <style:table-row-properties style:min-row-height="0.841cm"/>
    </style:style>
    <style:style style:name="Tabla4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3" style:family="table-row">
      <style:table-row-properties style:min-row-height="1.388cm" fo:keep-together="auto"/>
    </style:style>
    <style:style style:name="Tabla4.4" style:family="table-row">
      <style:table-row-properties style:min-row-height="0.653cm" fo:keep-together="auto"/>
    </style:style>
    <style:style style:name="Tabla4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19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4.C19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5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5.597cm"/>
    </style:style>
    <style:style style:name="Tabla5.B" style:family="table-column">
      <style:table-column-properties style:column-width="8.003cm"/>
    </style:style>
    <style:style style:name="Tabla5.C" style:family="table-column">
      <style:table-column-properties style:column-width="5.902cm"/>
    </style:style>
    <style:style style:name="Tabla5.1" style:family="table-row">
      <style:table-row-properties style:min-row-height="0.596cm" fo:keep-together="auto"/>
    </style:style>
    <style:style style:name="Tabla5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5.2" style:family="table-row">
      <style:table-row-properties style:min-row-height="0.841cm"/>
    </style:style>
    <style:style style:name="Tabla5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3" style:family="table-row">
      <style:table-row-properties style:min-row-height="1.388cm" fo:keep-together="auto"/>
    </style:style>
    <style:style style:name="Tabla5.4" style:family="table-row">
      <style:table-row-properties style:min-row-height="0.653cm" fo:keep-together="auto"/>
    </style:style>
    <style:style style:name="Tabla5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7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5.C7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6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6.A" style:family="table-column">
      <style:table-column-properties style:column-width="5.703cm"/>
    </style:style>
    <style:style style:name="Tabla6.B" style:family="table-column">
      <style:table-column-properties style:column-width="7.897cm"/>
    </style:style>
    <style:style style:name="Tabla6.C" style:family="table-column">
      <style:table-column-properties style:column-width="5.902cm"/>
    </style:style>
    <style:style style:name="Tabla6.1" style:family="table-row">
      <style:table-row-properties style:min-row-height="0.596cm" fo:keep-together="auto"/>
    </style:style>
    <style:style style:name="Tabla6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6.2" style:family="table-row">
      <style:table-row-properties style:min-row-height="0.841cm"/>
    </style:style>
    <style:style style:name="Tabla6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3" style:family="table-row">
      <style:table-row-properties style:min-row-height="1.388cm" fo:keep-together="auto"/>
    </style:style>
    <style:style style:name="Tabla6.4" style:family="table-row">
      <style:table-row-properties style:min-row-height="0.653cm" fo:keep-together="auto"/>
    </style:style>
    <style:style style:name="Tabla6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9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6.C9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7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7.A" style:family="table-column">
      <style:table-column-properties style:column-width="19.502cm"/>
    </style:style>
    <style:style style:name="Tabla7.1" style:family="table-row">
      <style:table-row-properties style:min-row-height="0.596cm" fo:keep-together="auto"/>
    </style:style>
    <style:style style:name="Tabla7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7.2" style:family="table-row">
      <style:table-row-properties style:min-row-height="0.841cm" fo:keep-together="auto"/>
    </style:style>
    <style:style style:name="Tabla7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8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8.A" style:family="table-column">
      <style:table-column-properties style:column-width="19.502cm"/>
    </style:style>
    <style:style style:name="Tabla8.1" style:family="table-row">
      <style:table-row-properties style:min-row-height="0.596cm" fo:keep-together="auto"/>
    </style:style>
    <style:style style:name="Tabla8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8.2" style:family="table-row">
      <style:table-row-properties style:min-row-height="0.841cm" fo:keep-together="auto"/>
    </style:style>
    <style:style style:name="Tabla8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margin-top="0cm" fo:margin-bottom="0.152cm" style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4d5155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7e7fb" officeooo:paragraph-rsid="01f7e7f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7e7fb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923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cd3c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d94a" officeooo:paragraph-rsid="01fad94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d94a" officeooo:paragraph-rsid="01fba2f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ba2fb" officeooo:paragraph-rsid="01fba2f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d26b" officeooo:paragraph-rsid="01fcd26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56af" officeooo:paragraph-rsid="01fd56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03f5a" officeooo:paragraph-rsid="02003f5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e167" officeooo:paragraph-rsid="0203e16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8e76" officeooo:paragraph-rsid="02048e7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d9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d9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eaf8" officeooo:paragraph-rsid="0206eaf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87dd0" officeooo:paragraph-rsid="02087dd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9bdab" officeooo:paragraph-rsid="0209bda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8abb" officeooo:paragraph-rsid="020b8ab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3d78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00e864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3d78" officeooo:paragraph-rsid="02103d7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6pt" fo:language="gl" fo:country="ES" fo:font-weight="bold" officeooo:rsid="014e8ab7" officeooo:paragraph-rsid="014e8ab7" style:font-size-asian="5.25pt" style:font-weight-asian="bold" style:font-name-complex="Calibri1" style:font-size-complex="6pt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acd3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50" style:family="paragraph" style:parent-style-name="Footnote">
      <style:text-properties officeooo:rsid="01fba2fb" officeooo:paragraph-rsid="01fba2fb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1f6fd69"/>
    </style:style>
    <style:style style:name="P52" style:family="paragraph" style:parent-style-name="Standard">
      <style:text-properties fo:font-size="6pt" officeooo:paragraph-rsid="01facd3c" style:font-size-asian="5.25pt" style:font-size-complex="6pt"/>
    </style:style>
    <style:style style:name="P53" style:family="paragraph" style:parent-style-name="Standard">
      <style:text-properties fo:font-size="3pt" officeooo:paragraph-rsid="0200e864" style:font-size-asian="2.59999990463257pt" style:font-size-complex="3pt"/>
    </style:style>
    <style:style style:name="P54" style:family="paragraph" style:parent-style-name="Standard">
      <style:text-properties officeooo:paragraph-rsid="020bf093"/>
    </style:style>
    <style:style style:name="P55" style:family="paragraph" style:parent-style-name="Standard">
      <style:text-properties fo:font-size="2pt" officeooo:paragraph-rsid="02060d99" style:font-size-asian="1.75pt" style:font-size-complex="2pt"/>
    </style:style>
    <style:style style:name="P56" style:family="paragraph" style:parent-style-name="Standard">
      <style:text-properties fo:font-size="2pt" officeooo:rsid="02103d78" officeooo:paragraph-rsid="02103d78" style:font-size-asian="1.75pt" style:font-size-complex="2pt"/>
    </style:style>
    <style:style style:name="P57" style:family="paragraph" style:parent-style-name="Standard">
      <style:text-properties officeooo:paragraph-rsid="02103d78"/>
    </style:style>
    <style:style style:name="P58" style:family="paragraph" style:parent-style-name="Standard">
      <style:text-properties fo:font-size="2pt" officeooo:paragraph-rsid="020bf093" style:font-size-asian="1.75pt" style:font-size-complex="2pt"/>
    </style:style>
    <style:style style:name="P59" style:family="paragraph" style:parent-style-name="Standard">
      <style:text-properties fo:font-size="2pt" officeooo:paragraph-rsid="02103d78" style:font-size-asian="1.75pt" style:font-size-complex="2pt"/>
    </style:style>
    <style:style style:name="P6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5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7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9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1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10faf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923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923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cd3c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cd3c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7e7fb" officeooo:paragraph-rsid="01f7e7f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d94a" officeooo:paragraph-rsid="01fad94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d94a" officeooo:paragraph-rsid="01fad94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4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ba2fb" officeooo:paragraph-rsid="01fba2f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d26b" officeooo:paragraph-rsid="01fcd26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d26b" officeooo:paragraph-rsid="01fcd26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56af" officeooo:paragraph-rsid="01fd56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467f" officeooo:paragraph-rsid="01ff467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03f5a" officeooo:paragraph-rsid="02003f5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0e864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836c" officeooo:paragraph-rsid="0203836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836c" officeooo:paragraph-rsid="0203e16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836c" officeooo:paragraph-rsid="02048e7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3836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3e16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6eaf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9bda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8ab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1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14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e167" officeooo:paragraph-rsid="0203e16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8e76" officeooo:paragraph-rsid="02048e7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d99" officeooo:paragraph-rsid="02087dd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eaf8" officeooo:paragraph-rsid="0206eaf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87dd0" officeooo:paragraph-rsid="02087dd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8abb" officeooo:paragraph-rsid="020b8ab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4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cfec8" officeooo:paragraph-rsid="020cfe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cfec8" officeooo:paragraph-rsid="020cfe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15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3d78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1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3d78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3d78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10faf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10faf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italic" fo:text-shadow="none" style:text-underline-style="none" fo:font-weight="normal" officeooo:rsid="02087dd0" officeooo:paragraph-rsid="02087dd0" style:font-size-asian="12pt" style:font-style-asian="italic" style:font-weight-asian="normal" style:font-name-complex="Calibri1" style:font-size-complex="12pt" style:font-style-complex="italic" style:font-weight-complex="normal" style:text-overline-style="none" style:text-overline-color="font-color"/>
    </style:style>
    <style:style style:name="P13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00e864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060d9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0bf09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style:use-window-font-color="true" loext:opacity="0%" style:font-name="Ubuntu" fo:font-size="6pt" fo:font-weight="bold" officeooo:rsid="01ec6e58" style:font-size-asian="6pt" style:font-weight-asian="bold" style:font-size-complex="6pt" style:font-weight-complex="bold"/>
    </style:style>
    <style:style style:name="T3" style:family="text">
      <style:text-properties style:use-window-font-color="true" loext:opacity="0%" style:font-name="Ubuntu" fo:font-size="6pt" fo:font-weight="bold" officeooo:rsid="00112a49" style:font-size-asian="6pt" style:font-weight-asian="bold" style:font-size-complex="6pt" style:font-weight-complex="bold"/>
    </style:style>
    <style:style style:name="T4" style:family="text">
      <style:text-properties style:use-window-font-color="true" loext:opacity="0%" style:font-name="Ubuntu" fo:font-size="6pt" fo:font-weight="bold" officeooo:rsid="01f34b0e" style:font-size-asian="6pt" style:font-weight-asian="bold" style:font-size-complex="6pt" style:font-weight-complex="bold"/>
    </style:style>
    <style:style style:name="T5" style:family="text">
      <style:text-properties style:use-window-font-color="true" loext:opacity="0%" style:font-name="Ubuntu" fo:font-size="6pt" fo:font-weight="normal" officeooo:rsid="01f34b0e" style:font-size-asian="6pt" style:font-weight-asian="normal" style:font-size-complex="6pt" style:font-weight-complex="normal"/>
    </style:style>
    <style:style style:name="T6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T7" style:family="text">
      <style:text-properties officeooo:rsid="004d515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3c0135" style:font-weight-asian="normal" style:font-weight-complex="normal"/>
    </style:style>
    <style:style style:name="T10" style:family="text">
      <style:text-properties fo:color="#ffffff" loext:opacity="100%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227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6c8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79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officeooo:rsid="020bf093"/>
    </style:style>
    <style:style style:name="T19" style:family="text">
      <style:text-properties fo:color="#ffffff" loext:opacity="100%" officeooo:rsid="02060d99"/>
    </style:style>
    <style:style style:name="T20" style:family="text">
      <style:text-properties fo:color="#ffffff" loext:opacity="100%" fo:font-weight="bold" style:font-weight-asian="bold" style:font-weight-complex="bold"/>
    </style:style>
    <style:style style:name="T21" style:family="text">
      <style:text-properties fo:color="#ffffff" loext:opacity="100%" fo:font-weight="bold" officeooo:rsid="020bf093" style:font-weight-asian="bold" style:font-weight-complex="bold"/>
    </style:style>
    <style:style style:name="T22" style:family="text">
      <style:text-properties fo:color="#ffffff" loext:opacity="100%" fo:font-weight="bold" officeooo:rsid="02060d99" style:font-weight-asian="bold" style:font-weight-complex="bold"/>
    </style:style>
    <style:style style:name="T23" style:family="text">
      <style:text-properties fo:color="#ffffff" loext:opacity="100%" fo:font-weight="bold" officeooo:rsid="02103d78" style:font-weight-asian="bold" style:font-weight-complex="bold"/>
    </style:style>
    <style:style style:name="T24" style:family="text">
      <style:text-properties fo:color="#ffffff" loext:opacity="100%" officeooo:rsid="02103d7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203e167" style:font-weight-asian="bold" style:font-weight-complex="bold"/>
    </style:style>
    <style:style style:name="T27" style:family="text">
      <style:text-properties fo:font-weight="bold" officeooo:rsid="0203836c" style:font-weight-asian="bold" style:font-weight-complex="bold"/>
    </style:style>
    <style:style style:name="T28" style:family="text">
      <style:text-properties officeooo:rsid="01f7e7fb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1facd3c"/>
    </style:style>
    <style:style style:name="T31" style:family="text">
      <style:text-properties officeooo:rsid="01fad94a"/>
    </style:style>
    <style:style style:name="T32" style:family="text">
      <style:text-properties officeooo:rsid="01fba2fb"/>
    </style:style>
    <style:style style:name="T33" style:family="text">
      <style:text-properties officeooo:rsid="01fcd26b"/>
    </style:style>
    <style:style style:name="T34" style:family="text">
      <style:text-properties officeooo:rsid="01fd56af"/>
    </style:style>
    <style:style style:name="T35" style:family="text">
      <style:text-properties officeooo:rsid="01ff467f"/>
    </style:style>
    <style:style style:name="T36" style:family="text">
      <style:text-properties officeooo:rsid="02003f5a"/>
    </style:style>
    <style:style style:name="T37" style:family="text">
      <style:text-properties officeooo:rsid="0202032a"/>
    </style:style>
    <style:style style:name="T38" style:family="text">
      <style:text-properties officeooo:rsid="0203836c"/>
    </style:style>
    <style:style style:name="T39" style:family="text">
      <style:text-properties officeooo:rsid="0203e167"/>
    </style:style>
    <style:style style:name="T40" style:family="text">
      <style:text-properties officeooo:rsid="02060d99"/>
    </style:style>
    <style:style style:name="T41" style:family="text">
      <style:text-properties officeooo:rsid="0206eaf8"/>
    </style:style>
    <style:style style:name="T42" style:family="text">
      <style:text-properties officeooo:rsid="02087dd0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209bdab"/>
    </style:style>
    <style:style style:name="T45" style:family="text">
      <style:text-properties fo:font-style="italic" officeooo:rsid="0209bdab" style:font-style-asian="italic" style:font-style-complex="italic"/>
    </style:style>
    <style:style style:name="T46" style:family="text">
      <style:text-properties officeooo:rsid="020b8abb"/>
    </style:style>
    <style:style style:name="T47" style:family="text">
      <style:text-properties officeooo:rsid="020bf093"/>
    </style:style>
    <style:style style:name="T48" style:family="text">
      <style:text-properties officeooo:rsid="020cfec8"/>
    </style:style>
    <style:style style:name="T49" style:family="text">
      <style:text-properties officeooo:rsid="020ec079"/>
    </style:style>
    <style:style style:name="T50" style:family="text">
      <style:text-properties officeooo:rsid="02103d78"/>
    </style:style>
    <style:style style:name="T51" style:family="text">
      <style:text-properties officeooo:rsid="0210faf2"/>
    </style:style>
    <style:style style:name="T5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49"><text:span text:style-name="T15">PRÁCTICA MME – UD0</text:span><text:span text:style-name="T16">4</text:span><text:span text:style-name="T15">-0</text:span><text:span text:style-name="T17">3</text:span><text:span text:style-name="T15">: </text:span><text:span text:style-name="T17">BIOS [</text:span><text:span text:style-name="T12">Cooler Master</text:span><text:span text:style-name="T11"> </text:span><text:span text:style-name="T13">AMD</text:span><text:span text:style-name="T14">]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47">NÚMERO DE GRUPO</text:p>
          </table:table-cell>
          <table:table-cell table:style-name="IntegrantesGrupo.B2" office:value-type="string">
            <text:p text:style-name="P45">FUNCIÓNS</text:p>
          </table:table-cell>
          <table:table-cell table:style-name="IntegrantesGrupo.C2" office:value-type="string">
            <text:p text:style-name="P46">Apelidos, Nome</text:p>
          </table:table-cell>
        </table:table-row>
        <table:table-row>
          <table:table-cell table:style-name="IntegrantesGrupo.A3" table:number-rows-spanned="3" office:value-type="string">
            <text:p text:style-name="P4"/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6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5"><text:s/>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41"><text:span text:style-name="T8"><text:s/></text:span><text:span text:style-name="T9">D</text:span><text:span text:style-name="T8">ocumentación:</text:span></text:p>
          </table:table-cell>
          <table:table-cell table:style-name="IntegrantesGrupo.C5">
            <text:p text:style-name="P40"/>
          </table:table-cell>
        </table:table-row>
      </table:table>
      <text:p text:style-name="P44"/>
      <table:table table:name="Tabla1" table:style-name="Tabla1" table:template-name="Simple Grid Columns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81">A) OBTER A INFORMACIÓN PRINCIPAL DO EQUIPO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7">MATERIAL:</text:p>
          </table:table-cell>
          <table:table-cell table:style-name="Tabla1.B2" table:number-columns-spanned="2" office:value-type="string">
            <text:p text:style-name="P82">Procedemento:</text:p>
          </table:table-cell>
          <table:covered-table-cell/>
        </table:table-row>
        <table:table-row table:style-name="Tabla1.3">
          <table:table-cell table:style-name="Tabla1.A2" office:value-type="string">
            <text:p text:style-name="P7"/>
            <text:list xml:id="list1204934562" text:style-name="L1">
              <text:list-item>
                <text:p text:style-name="P60">Equipo de prácticas e monitor. </text:p>
              </text:list-item>
              <text:list-item>
                <text:p text:style-name="P60">Manual da placa base. </text:p>
              </text:list-item>
              <text:list-item>
                <text:p text:style-name="P83">Manta antiestática. </text:p>
              </text:list-item>
              <text:list-item>
                <text:p text:style-name="P83">Pulseiras antiestáticas. </text:p>
              </text:list-item>
              <text:list-item>
                <text:p text:style-name="P88">Polímetro. </text:p>
                <text:p text:style-name="P90"/>
              </text:list-item>
            </text:list>
          </table:table-cell>
          <table:table-cell table:style-name="Tabla1.B3" table:number-columns-spanned="2" office:value-type="string">
            <text:list xml:id="list4122647178" text:style-name="L2">
              <text:list-item>
                <text:p text:style-name="P65">Cumprir as normas de seguridade no taller e ante calquera dúbida consulta co docente. </text:p>
              </text:list-item>
              <text:list-item>
                <text:p text:style-name="P75">Montar o equipo de prácticas no posto de traballo.</text:p>
              </text:list-item>
              <text:list-item>
                <text:p text:style-name="P75">Acender o equipo e acceder a bios <text:s/>(tecla suprimir) </text:p>
              </text:list-item>
            </text:list>
          </table:table-cell>
          <table:covered-table-cell/>
        </table:table-row>
        <table:table-row table:style-name="Tabla1.4">
          <table:table-cell table:style-name="Tabla1.A2" table:number-columns-spanned="3" office:value-type="string">
            <text:p text:style-name="P7"><text:span text:style-name="T51">A.1) </text:span>Sección de MAIN</text:p>
          </table:table-cell>
          <table:covered-table-cell/>
          <table:covered-table-cell/>
        </table:table-row>
        <table:table-row table:style-name="Tabla1.4">
          <table:table-cell table:style-name="Tabla1.A2" table:number-columns-spanned="2" office:value-type="string">
            <text:list xml:id="list2185608454" text:style-name="L3">
              <text:list-item>
                <text:p text:style-name="P66">Cantos conectores SATA ten a placa?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7056080645" text:continue-numbering="true" text:style-name="L3">
              <text:list-item>
                <text:p text:style-name="P66">Cantos conectores IDE ten a placa?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5782064289" text:continue-numbering="true" text:style-name="L3">
              <text:list-item>
                <text:p text:style-name="P66">Cal é a hora e data da BIOS? É correcta?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6027999239" text:continue-numbering="true" text:style-name="L3">
              <text:list-item>
                <text:p text:style-name="P66"><text:span text:style-name="T25">No menú “SATA Configuration” </text:span>amosanos a configuración dos porto 1 ao 4 e do 5 ao 6. Porque sucede isto? <text:s/>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6841306083" text:continue-numbering="true" text:style-name="L3">
              <text:list-item>
                <text:p text:style-name="P66">Coincide o número de conectores SATA (paso 1) cos que nos atopamos agora? Porque? 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6084537364" text:continue-numbering="true" text:style-name="L3">
              <text:list-item>
                <text:p text:style-name="P66">Que diferencia hai entre os SATA do 1 ao 4 e do 5 ao 6?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7588229504" text:continue-numbering="true" text:style-name="L3">
              <text:list-item>
                <text:p text:style-name="P66">Cales son as opcións de configuración de SATA 1 ao 4 ? 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6465526586" text:continue-numbering="true" text:style-name="L3">
              <text:list-item>
                <text:p text:style-name="P66">Cales son as opcións de configuración de SATA 5 ao 6 ?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7507022421" text:continue-numbering="true" text:style-name="L3">
              <text:list-item>
                <text:p text:style-name="P66">No menú “System information” obtemos información do sistema. Completa a seguinte: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7565028334" text:continue-numbering="true" text:style-name="L3">
              <text:list-item>
                <text:list>
                  <text:list-item>
                    <text:p text:style-name="P66">Versión da BIOS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5693780511" text:continue-numbering="true" text:style-name="L3">
              <text:list-item>
                <text:list>
                  <text:list-item>
                    <text:p text:style-name="P66">Data da versión da BIOS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5945997993" text:continue-numbering="true" text:style-name="L3">
              <text:list-item>
                <text:list>
                  <text:list-item>
                    <text:p text:style-name="P66">Marca e modelo do procesador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7537621055" text:continue-numbering="true" text:style-name="L3">
              <text:list-item>
                <text:list>
                  <text:list-item>
                    <text:p text:style-name="P95">Velocidade do procesador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17"/>
          </table:table-cell>
        </table:table-row>
        <table:table-row table:style-name="Tabla1.4">
          <table:table-cell table:style-name="Tabla1.A2" table:number-columns-spanned="2" office:value-type="string">
            <text:list xml:id="list101555926513344" text:continue-numbering="true" text:style-name="L3">
              <text:list-item>
                <text:list>
                  <text:list-item>
                    <text:p text:style-name="P95">Memoria RAM instalada en MB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17"/>
          </table:table-cell>
        </table:table-row>
        <table:table-row table:style-name="Tabla1.4">
          <table:table-cell table:style-name="Tabla1.A2" table:number-columns-spanned="2" office:value-type="string">
            <text:list xml:id="list101556746929429" text:continue-numbering="true" text:style-name="L3">
              <text:list-item>
                <text:p text:style-name="P95">No menú de<text:span text:style-name="T25"> MAIN cambia a hora e data da bios </text:span>pola seguinte: 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5938150399" text:continue-numbering="true" text:style-name="L3">
              <text:list-item>
                <text:list>
                  <text:list-item>
                    <text:p text:style-name="P95">Hora: nºgrupo:00:00 (troca a hora polo nº do grupo)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21">
          <table:table-cell table:style-name="Tabla1.A2" table:number-columns-spanned="2" office:value-type="string">
            <text:list xml:id="list101557648525842" text:continue-numbering="true" text:style-name="L3">
              <text:list-item>
                <text:list>
                  <text:list-item>
                    <text:p text:style-name="P95">Data: troca o día polo número do grupo e o mes será marzo de 2022.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7686008299" text:continue-numbering="true" text:style-name="L3">
              <text:list-item>
                <text:list>
                  <text:list-item>
                    <text:p text:style-name="P95">Reinicia o equipo e verifica que se gardou correctamente a hora ao entrar de novo na BIOS.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6356514391" text:continue-numbering="true" text:style-name="L3">
              <text:list-item>
                <text:p text:style-name="P95">Apaga o equipo de maneira correcta e desenchufa da corrente. 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7225862098" text:continue-numbering="true" text:style-name="L3">
              <text:list-item>
                <text:p text:style-name="P86">Coloca o equipo sobre a manta antiestática e conecta as diferentes pulseiras os membros do equipo.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6878246503" text:continue-numbering="true" text:style-name="L3">
              <text:list-item>
                <text:p text:style-name="P86">Retira a pila da BIOS da placa base con coidado e facendo lixeiramente panca. <text:span text:style-name="T25">Non poñas a pila aínda.</text:span>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6400200300" text:continue-numbering="true" text:style-name="L3">
              <text:list-item>
                <text:list>
                  <text:list-item>
                    <text:p text:style-name="P86">Acende o equipo e explica o que sucede. Que aparece na pantalla? <text:span text:style-name="T29">[Saca unha fotografía e chámalle 01_nº grupo]</text:span></text:p>
                  </text:list-item>
                </text:list>
              </text:list-item>
            </text:list>
          </table:table-cell>
          <table:covered-table-cell/>
          <table:table-cell table:style-name="Tabla1.C26" office:value-type="string">
            <text:p text:style-name="P7"/>
            <text:p text:style-name="P7"/>
            <text:p text:style-name="P7"/>
          </table:table-cell>
        </table:table-row>
        <text:soft-page-break/>
        <table:table-row table:style-name="Tabla1.4">
          <table:table-cell table:style-name="Tabla1.A2" table:number-columns-spanned="2" office:value-type="string">
            <text:p text:style-name="P19"/>
            <text:p text:style-name="P19"/>
            <text:p text:style-name="P19"/>
            <text:p text:style-name="P19"/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6082789976" text:continue-numbering="true" text:style-name="L3">
              <text:list-item>
                <text:list>
                  <text:list-item>
                    <text:p text:style-name="P86">Que tecla nos permite acceder a BIOS sen mudar os valores?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19"/>
          </table:table-cell>
        </table:table-row>
        <table:table-row table:style-name="Tabla1.4">
          <table:table-cell table:style-name="Tabla1.A2" table:number-columns-spanned="2" office:value-type="string">
            <text:list xml:id="list101556874930083" text:continue-numbering="true" text:style-name="L3">
              <text:list-item>
                <text:list>
                  <text:list-item>
                    <text:p text:style-name="P86">Cal é agora a hora e data do sistema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19"/>
          </table:table-cell>
        </table:table-row>
        <table:table-row table:style-name="Tabla1.4">
          <table:table-cell table:style-name="Tabla1.A2" table:number-columns-spanned="2" office:value-type="string">
            <text:list xml:id="list101556731706409" text:continue-numbering="true" text:style-name="L3">
              <text:list-item>
                <text:list>
                  <text:list-item>
                    <text:p text:style-name="P86">Porque pasou o do paso anterior? </text:p>
                  </text:list-item>
                </text:list>
              </text:list-item>
            </text:list>
          </table:table-cell>
          <table:covered-table-cell/>
          <table:table-cell table:style-name="Tabla1.C30" office:value-type="string">
            <text:p text:style-name="P87"/>
            <text:p text:style-name="P87"/>
            <text:p text:style-name="P87"/>
          </table:table-cell>
        </table:table-row>
        <table:table-row table:style-name="Tabla1.4">
          <table:table-cell table:style-name="Tabla1.A2" table:number-columns-spanned="2" office:value-type="string">
            <text:list xml:id="list101557078246990" text:continue-numbering="true" text:style-name="L3">
              <text:list-item>
                <text:list>
                  <text:list-item>
                    <text:p text:style-name="P86">Cambia a hora e a data da BIOS a data actual. Logo reinicia a BIOS <text:span text:style-name="T30">(control+alt+sup)</text:span> e verifica se <text:span text:style-name="T30">a hora gardouse correctamente. Porque pasa isto? </text:span>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01556005107804" text:continue-numbering="true" text:style-name="L3">
              <text:list-item>
                <text:list>
                  <text:list-item>
                    <text:p text:style-name="P89">Agora apaga o equipo e desenchúfao da corrente. Que hora temos na bios? Explica que pasou.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p text:style-name="P24"/>
            <text:p text:style-name="P24"/>
            <text:p text:style-name="P24"/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01556917864785" text:continue-numbering="true" text:style-name="L3">
              <text:list-item>
                <text:p text:style-name="P89">Verifica a voltaxe da pila co polímetro. Cal é?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7331089870" text:continue-numbering="true" text:style-name="L3">
              <text:list-item>
                <text:p text:style-name="P89">Apaga o equipo e desenchúfao da corrente. Coloca a pila na BIOS.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7425795138" text:continue-numbering="true" text:style-name="L3">
              <text:list-item>
                <text:p text:style-name="P89">Acende o equipo e configura a hora e data da BIOS coa actual. 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6665967113" text:continue-numbering="true" text:style-name="L3">
              <text:list-item>
                <text:p text:style-name="P96">Apaga o equipo (desenchufa da corrente) e volta acendelo. Amosa correctamente a hora e a data ? 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3" office:value-type="string">
            <text:p text:style-name="P74"><text:span text:style-name="T51">A.2) </text:span>Sección de <text:span text:style-name="T31">EXIT</text:span></text:p>
          </table:table-cell>
          <table:covered-table-cell/>
          <table:covered-table-cell/>
        </table:table-row>
        <table:table-row table:style-name="Tabla1.4">
          <table:table-cell table:style-name="Tabla1.A2" table:number-columns-spanned="2" office:value-type="string">
            <text:list xml:id="list101556478646909" text:continue-numbering="true" text:style-name="L3">
              <text:list-item>
                <text:p text:style-name="P96">Accede a sección EXIT e activa a opción <text:s/>“LOAD Setup Defaults”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556376665014" text:continue-numbering="true" text:style-name="L3">
              <text:list-item>
                <text:p text:style-name="P96">Provocou algún cambio na hora do sistema? 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6516115904" text:continue-numbering="true" text:style-name="L3">
              <text:list-item>
                <text:p text:style-name="P96">A opción <text:s/>de saír da BIOS gardando os cambios pódese realizar na BIOS pulsando a tecla?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6481028042" text:continue-numbering="true" text:style-name="L3">
              <text:list-item>
                <text:p text:style-name="P96">A opción <text:s/>de saír da BIOS sen gardar os cambios pódese realizar na BIOS pulsando a tecla?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6893872799" text:continue-numbering="true" text:style-name="L3">
              <text:list-item>
                <text:p text:style-name="P96">A opción <text:s/>de saír da BIOS descartando os cambios pódese realizar na BIOS pulsando a tecla?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3" office:value-type="string">
            <text:p text:style-name="P74"><text:span text:style-name="T51">A.3) </text:span>Sección de <text:span text:style-name="T32">POWER</text:span></text:p>
          </table:table-cell>
          <table:covered-table-cell/>
          <table:covered-table-cell/>
        </table:table-row>
        <table:table-row table:style-name="Tabla1.45">
          <table:table-cell table:style-name="Tabla1.A2" table:number-columns-spanned="2" office:value-type="string">
            <text:p text:style-name="P26">O <text:span text:style-name="T25">ACPI</text:span><text:span text:style-name="T25"><text:note text:id="ftn1" text:note-class="footnote"><text:note-citation>1</text:note-citation><text:note-body><text:p text:style-name="P50"><text:s/>Fonte sobre ACPI: <text:a xlink:type="simple" xlink:href="https://www.intel.la/content/www/xl/es/support/articles/000006619/processors/intel-core-processors.html" text:style-name="Internet_20_link" text:visited-style-name="Visited_20_Internet_20_Link">https://www.intel.la/content/www/xl/es/support/articles/000006619/processors/intel-core-processors.html</text:a> </text:p></text:note-body></text:note></text:span> <text:span text:style-name="T32">danos </text:span>capacidade <text:span text:style-name="T32">de xestionar a enerxía cando o sistema atópase inactivo (suspensión). Cada nivel ou estado configura diferentes elementos, asi é que :</text:span></text:p>
            <text:list xml:id="list2225167311" text:style-name="L4">
              <text:list-item>
                <text:p text:style-name="P98">C0, é o nivel no que o equipo esta activo. </text:p>
              </text:list-item>
              <text:list-item>
                <text:p text:style-name="P98">C1, é o nivel no que o núcleo da CPU está apagado. Pero pódese activar de maneira case instantánea. </text:p>
              </text:list-item>
              <text:list-item>
                <text:p text:style-name="P98">C2, os reloxos do núcleo e da CPU están apagados. </text:p>
              </text:list-item>
              <text:list-item>
                <text:p text:style-name="P98">C3, <text:s/>coñécese como o nivel de suspensión profunda.</text:p>
              </text:list-item>
            </text:list>
            <text:p text:style-name="P26"/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6">
          <table:table-cell table:style-name="Tabla1.A2" table:number-columns-spanned="2" office:value-type="string">
            <text:p text:style-name="P27">O <text:span text:style-name="T25">APM</text:span><text:span text:style-name="T25"><text:note text:id="ftn2" text:note-class="footnote"><text:note-citation>2</text:note-citation><text:note-body><text:p text:style-name="Footnote"><text:s/><text:span text:style-name="T33">Ligazón sobre APM en Wikipedia: </text:span><text:a xlink:type="simple" xlink:href="https://es.wikipedia.org/wiki/Advanced_Power_Management" text:style-name="Internet_20_link" text:visited-style-name="Visited_20_Internet_20_Link"><text:span text:style-name="T33">https://es.wikipedia.org/wiki/Advanced_Power_Management</text:span></text:a><text:span text:style-name="T33"> </text:span></text:p></text:note-body></text:note></text:span> (Advanced Power Management) é unha tecnoloxía previa a ACPI que permite que a BIOS administre a enerxía. </text:p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7789044842" text:continue-list="list101556893872799" text:style-name="L3">
              <text:list-item>
                <text:p text:style-name="P99">Entra na opción “<text:span text:style-name="T25">HW Monitor Configuration</text:span>” e valida que as voltaxes sexan correctas segundo o estandar ATX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6971897292" text:continue-numbering="true" text:style-name="L3">
              <text:list-item>
                <text:list>
                  <text:list-item>
                    <text:p text:style-name="P99">Cal é o valor do pin de 3,3V ? Está dentro da marxe de erro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p text:style-name="P28"/>
          </table:table-cell>
          <table:covered-table-cell/>
          <table:table-cell table:style-name="Tabla1.C5">
            <text:p text:style-name="P25"/>
          </table:table-cell>
        </table:table-row>
        <text:soft-page-break/>
        <table:table-row table:style-name="Tabla1.4">
          <table:table-cell table:style-name="Tabla1.A2" table:number-columns-spanned="2" office:value-type="string">
            <text:list xml:id="list101556719332607" text:continue-numbering="true" text:style-name="L3">
              <text:list-item>
                <text:list>
                  <text:list-item>
                    <text:p text:style-name="P99">Cal é o valor do pin de 5V ? Está dentro da marxe de erro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p text:style-name="P28"/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7238929617" text:continue-numbering="true" text:style-name="L3">
              <text:list-item>
                <text:list>
                  <text:list-item>
                    <text:p text:style-name="P99">Cal é o valor do pin de 12V ? Está dentro da marxe de erro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p text:style-name="P28"/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7349349784" text:continue-numbering="true" text:style-name="L3">
              <text:list-item>
                <text:p text:style-name="P99">Na opción “<text:span text:style-name="T25">HW Monitor Configuration</text:span>” obtén estas temperaturas: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6026929195" text:continue-numbering="true" text:style-name="L3">
              <text:list-item>
                <text:list>
                  <text:list-item>
                    <text:p text:style-name="P99">CPU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6894274233" text:continue-numbering="true" text:style-name="L3">
              <text:list-item>
                <text:list>
                  <text:list-item>
                    <text:p text:style-name="P99">Placa Base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3" office:value-type="string">
            <text:list xml:id="list101557539815816" text:continue-numbering="true" text:style-name="L3">
              <text:list-item>
                <text:p text:style-name="P99">Cal é a velocidade dos ventiladores:</text:p>
              </text:list-item>
            </text:list>
          </table:table-cell>
          <table:covered-table-cell/>
          <table:covered-table-cell/>
        </table:table-row>
        <table:table-row table:style-name="Tabla1.4">
          <table:table-cell table:style-name="Tabla1.A2" table:number-columns-spanned="2" office:value-type="string">
            <text:list xml:id="list101557015717755" text:continue-numbering="true" text:style-name="L3">
              <text:list-item>
                <text:list>
                  <text:list-item>
                    <text:p text:style-name="P99">CPU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6673309145" text:continue-numbering="true" text:style-name="L3">
              <text:list-item>
                <text:list>
                  <text:list-item>
                    <text:p text:style-name="P99">Ventilador da caixa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6754422596" text:continue-numbering="true" text:style-name="L3">
              <text:list-item>
                <text:p text:style-name="P99">Configura o ventilador para que comece a funcionar na temperatura máis baixa posible. 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6849988850" text:continue-numbering="true" text:style-name="L3">
              <text:list-item>
                <text:p text:style-name="P99">Configura o ventilador para que funcione<text:span text:style-name="T25"> a velocidade máxima</text:span> na temperatura máis baixa posible.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5941878507" text:continue-numbering="true" text:style-name="L3">
              <text:list-item>
                <text:p text:style-name="P99">Garda os cambios e reinicia o equipo. Revisa que os valores foron gardados de maneira correcta. 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556892156206" text:continue-numbering="true" text:style-name="L3">
              <text:list-item>
                <text:p text:style-name="P99">Restaura os valores quitando a pila da BIOS de maneira segura. 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3" office:value-type="string">
            <text:list xml:id="list101556437153984" text:continue-numbering="true" text:style-name="L3">
              <text:list-item>
                <text:p text:style-name="P99">Que nos aporta a opción “Anti Surgy Support” ? <text:s/></text:p>
              </text:list-item>
            </text:list>
          </table:table-cell>
          <table:covered-table-cell/>
          <table:covered-table-cell/>
        </table:table-row>
        <table:table-row table:style-name="Tabla1.4">
          <table:table-cell table:style-name="Tabla1.A65" table:number-columns-spanned="3" office:value-type="string">
            <text:p text:style-name="P28"/>
            <text:p text:style-name="P28"/>
            <text:p text:style-name="P28"/>
          </table:table-cell>
          <table:covered-table-cell/>
          <table:covered-table-cell/>
        </table:table-row>
      </table:table>
      <text:p text:style-name="P51"/>
      <table:table table:name="Tabla2" table:style-name="Tabla2" table:template-name="Simple Grid Columns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48"><text:span text:style-name="T30">B</text:span>) <text:span text:style-name="T34">OPCIÓN AVANZADO</text:span>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8">MATERIAL:</text:p>
          </table:table-cell>
          <table:table-cell table:style-name="Tabla2.A2" table:number-columns-spanned="2" office:value-type="string">
            <text:p text:style-name="P12">Procedemento:</text:p>
          </table:table-cell>
          <table:covered-table-cell/>
        </table:table-row>
        <table:table-row table:style-name="Tabla2.3">
          <table:table-cell table:style-name="Tabla2.A2" office:value-type="string">
            <text:p text:style-name="P8"/>
            <text:list xml:id="list101556981103920" text:continue-list="list1204934562" text:style-name="L1">
              <text:list-item>
                <text:p text:style-name="P61">Equipo de prácticas e monitor. </text:p>
              </text:list-item>
              <text:list-item>
                <text:p text:style-name="P61">Manual da placa base. </text:p>
              </text:list-item>
            </text:list>
            <text:p text:style-name="P21"/>
            <text:list xml:id="list101557309747099" text:continue-numbering="true" text:style-name="L1">
              <text:list-header>
                <text:p text:style-name="P91"/>
              </text:list-header>
            </text:list>
          </table:table-cell>
          <table:table-cell table:style-name="Tabla2.A2" table:number-columns-spanned="2" office:value-type="string">
            <text:list xml:id="list2954157084" text:style-name="L5">
              <text:list-item>
                <text:p text:style-name="P67">Cumprir as normas de seguridade no taller e ante calquera dúbida consulta co docente. </text:p>
              </text:list-item>
              <text:list-item>
                <text:p text:style-name="P76">Montar o equipo de prácticas no posto de traballo.</text:p>
              </text:list-item>
              <text:list-item>
                <text:p text:style-name="P76">Acender o equipo e acceder a bios <text:s/>(tecla suprimir) </text:p>
              </text:list-item>
            </text:list>
          </table:table-cell>
          <table:covered-table-cell/>
        </table:table-row>
        <table:table-row table:style-name="Tabla2.4">
          <table:table-cell table:style-name="Tabla2.A4" table:number-columns-spanned="3" office:value-type="string">
            <text:p text:style-name="P134"><text:span text:style-name="T51">B.1) </text:span>Sección de <text:span text:style-name="T34">ADVANCED, jumperFreee</text:span></text:p>
          </table:table-cell>
          <table:covered-table-cell/>
          <table:covered-table-cell/>
        </table:table-row>
        <table:table-row table:style-name="Tabla2.4">
          <table:table-cell table:style-name="Tabla2.A2" table:number-columns-spanned="2" office:value-type="string">
            <text:p text:style-name="P29">Nesta sección poderemos configurar o overclocking da CPU, GPU <text:s/>e PCIe. <text:span text:style-name="T25">Estas operacións son perigosas se se realizan sen un coñecemento profundo</text:span>. </text:p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944464611" text:style-name="L6">
              <text:list-item>
                <text:p text:style-name="P101">Entra na opción “CPU Overclocking” e por defecto debe configurarse co valor [AUTO], configura para que entre en modo [TEST MODE], logo de configuralo volta entrar na BIOS. Este opción permite facer unha proba do perfil. 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556302759183" text:continue-numbering="true" text:style-name="L6">
              <text:list-item>
                <text:p text:style-name="P101">Entra na opción “CPU Overclocking” e configura co valor “<text:span text:style-name="T25">Overclock Profile</text:span>”. Agora poderemos configurar unha % para incrementar o rendemento. 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556900729971" text:continue-numbering="true" text:style-name="L6">
              <text:list-item>
                <text:list>
                  <text:list-item>
                    <text:p text:style-name="P101">Acceder a opción “Overclock Options” e muda o valor por un 5%. </text:p>
                  </text:list-item>
                </text:list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557088625380" text:continue-numbering="true" text:style-name="L6">
              <text:list-item>
                <text:list>
                  <text:list-item>
                    <text:p text:style-name="P102">Garda os cambios e reinicia o equipo. </text:p>
                  </text:list-item>
                </text:list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556653454497" text:continue-numbering="true" text:style-name="L6">
              <text:list-item>
                <text:list>
                  <text:list-item>
                    <text:p text:style-name="P102">Volta entrar na BIOS e configura cos valores iniciais. </text:p>
                  </text:list-item>
                </text:list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4" table:number-columns-spanned="3" office:value-type="string">
            <text:p text:style-name="P134"><text:span text:style-name="T51">B.2) </text:span>Sección de <text:span text:style-name="T34">ADVANCED, </text:span><text:span text:style-name="T35">CPU Configuration. </text:span></text:p>
          </table:table-cell>
          <table:covered-table-cell/>
          <table:covered-table-cell/>
        </table:table-row>
        <table:table-row table:style-name="Tabla2.4">
          <table:table-cell table:style-name="Tabla2.A2" table:number-columns-spanned="2" office:value-type="string">
            <text:list xml:id="list101556340813475" text:continue-numbering="true" text:style-name="L6">
              <text:list-item>
                <text:p text:style-name="P103">Nesta sección podemos consultar detalles máis concretos do procesador. Indica o valor dos seguintes parámetros: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555906430197" text:continue-numbering="true" text:style-name="L6">
              <text:list-item>
                <text:list>
                  <text:list-item>
                    <text:p text:style-name="P103">Tamaño da cache de nivel 3:</text:p>
                  </text:list-item>
                </text:list>
              </text:list-item>
            </text:list>
          </table:table-cell>
          <table:covered-table-cell/>
          <table:table-cell table:style-name="Tabla2.A2" office:value-type="string">
            <text:p text:style-name="P30"/>
          </table:table-cell>
        </table:table-row>
        <table:table-row table:style-name="Tabla2.4">
          <table:table-cell table:style-name="Tabla2.A2" table:number-columns-spanned="2" office:value-type="string">
            <text:list xml:id="list101556034967658" text:continue-numbering="true" text:style-name="L6">
              <text:list-item>
                <text:list>
                  <text:list-item>
                    <text:p text:style-name="P103">Tamaño da cache de nivel 2:</text:p>
                  </text:list-item>
                </text:list>
              </text:list-item>
            </text:list>
          </table:table-cell>
          <table:covered-table-cell/>
          <table:table-cell table:style-name="Tabla2.A2" office:value-type="string">
            <text:p text:style-name="P30"/>
          </table:table-cell>
        </table:table-row>
        <text:soft-page-break/>
        <table:table-row table:style-name="Tabla2.4">
          <table:table-cell table:style-name="Tabla2.A2" table:number-columns-spanned="2" office:value-type="string">
            <text:list xml:id="list101555902582675" text:continue-numbering="true" text:style-name="L6">
              <text:list-item>
                <text:list>
                  <text:list-item>
                    <text:p text:style-name="P103">Tamaño da cache de nivel 1:</text:p>
                  </text:list-item>
                </text:list>
              </text:list-item>
            </text:list>
          </table:table-cell>
          <table:covered-table-cell/>
          <table:table-cell table:style-name="Tabla2.A2" office:value-type="string">
            <text:p text:style-name="P30"/>
          </table:table-cell>
        </table:table-row>
        <table:table-row table:style-name="Tabla2.4">
          <table:table-cell table:style-name="Tabla2.A2" table:number-columns-spanned="2" office:value-type="string">
            <text:list xml:id="list101556832636631" text:continue-numbering="true" text:style-name="L6">
              <text:list-item>
                <text:list>
                  <text:list-item>
                    <text:p text:style-name="P103">Frecuencia do procesador:</text:p>
                  </text:list-item>
                </text:list>
              </text:list-item>
            </text:list>
          </table:table-cell>
          <table:covered-table-cell/>
          <table:table-cell table:style-name="Tabla2.A2" office:value-type="string">
            <text:p text:style-name="P30"/>
          </table:table-cell>
        </table:table-row>
        <table:table-row table:style-name="Tabla2.4">
          <table:table-cell table:style-name="Tabla2.A2" table:number-columns-spanned="2" office:value-type="string">
            <text:list xml:id="list101557273626919" text:continue-numbering="true" text:style-name="L6">
              <text:list-item>
                <text:list>
                  <text:list-item>
                    <text:p text:style-name="P103">Marca e modelo do procesador:</text:p>
                  </text:list-item>
                </text:list>
              </text:list-item>
            </text:list>
          </table:table-cell>
          <table:covered-table-cell/>
          <table:table-cell table:style-name="Tabla2.A2" office:value-type="string">
            <text:p text:style-name="P30"/>
          </table:table-cell>
        </table:table-row>
        <table:table-row table:style-name="Tabla2.4">
          <table:table-cell table:style-name="Tabla2.A2" table:number-columns-spanned="2" office:value-type="string">
            <text:list xml:id="list101556719545489" text:continue-numbering="true" text:style-name="L6">
              <text:list-item>
                <text:p text:style-name="P103"><text:span text:style-name="T25">Revisa que a opción SECURE VIRTUAL MACHINE MODE , </text:span>atópase activada. 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4" table:number-columns-spanned="3" office:value-type="string">
            <text:list xml:id="list101556286412885" text:continue-numbering="true" text:style-name="L6">
              <text:list-item>
                <text:list>
                  <text:list-header>
                    <text:p text:style-name="P133"><text:span text:style-name="T51">B.3) </text:span>Sección de <text:span text:style-name="T34">ADVANCED, </text:span><text:span text:style-name="T36">Chipset.</text:span></text:p>
                  </text:list-header>
                </text:list>
              </text:list-item>
            </text:list>
          </table:table-cell>
          <table:covered-table-cell/>
          <table:covered-table-cell/>
        </table:table-row>
        <table:table-row table:style-name="Tabla2.4">
          <table:table-cell table:style-name="Tabla2.A2" table:number-columns-spanned="2" office:value-type="string">
            <text:list xml:id="list101557357082453" text:continue-numbering="true" text:style-name="L6">
              <text:list-item>
                <text:p text:style-name="P103">O chipset de que tipo é?</text:p>
              </text:list-item>
            </text:list>
          </table:table-cell>
          <table:covered-table-cell/>
          <table:table-cell table:style-name="Tabla2.A2" office:value-type="string">
            <text:p text:style-name="P30"/>
          </table:table-cell>
        </table:table-row>
        <table:table-row table:style-name="Tabla2.4">
          <table:table-cell table:style-name="Tabla2.A2" table:number-columns-spanned="2" office:value-type="string">
            <text:list xml:id="list101556815308767" text:continue-numbering="true" text:style-name="L6">
              <text:list-item>
                <text:p text:style-name="P103">Incorpora a placa base un chip para a saída de vídeo?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556146289164" text:continue-numbering="true" text:style-name="L6">
              <text:list-item>
                <text:p text:style-name="P103">A placa permite ECC coa memoria RAM? </text:p>
              </text:list-item>
            </text:list>
          </table:table-cell>
          <table:covered-table-cell/>
          <table:table-cell table:style-name="Tabla2.C5">
            <text:p text:style-name="P18"/>
          </table:table-cell>
        </table:table-row>
        <table:table-row table:style-name="Tabla2.4">
          <table:table-cell table:style-name="Tabla2.A2" table:number-columns-spanned="3" office:value-type="string">
            <text:list xml:id="list101556562770655" text:continue-numbering="true" text:style-name="L6">
              <text:list-item>
                <text:p text:style-name="P103">Que é o ECC?</text:p>
              </text:list-item>
            </text:list>
          </table:table-cell>
          <table:covered-table-cell/>
          <table:covered-table-cell/>
        </table:table-row>
        <table:table-row table:style-name="Tabla2.4">
          <table:table-cell table:style-name="Tabla2.A2" table:number-columns-spanned="3" office:value-type="string">
            <text:p text:style-name="P18"/>
            <text:p text:style-name="P18"/>
          </table:table-cell>
          <table:covered-table-cell/>
          <table:covered-table-cell/>
        </table:table-row>
        <table:table-row table:style-name="Tabla2.25">
          <table:table-cell table:style-name="Tabla2.A2" table:number-columns-spanned="2" office:value-type="string">
            <text:list xml:id="list101556856258758" text:continue-numbering="true" text:style-name="L6">
              <text:list-item>
                <text:p text:style-name="P104">Onde podes consultar a versión de USB da placa base?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6" table:number-columns-spanned="2" office:value-type="string">
            <text:list xml:id="list101557576352753" text:continue-numbering="true" text:style-name="L6">
              <text:list-item>
                <text:p text:style-name="P104">Cal é a versión de USB?</text:p>
              </text:list-item>
            </text:list>
          </table:table-cell>
          <table:covered-table-cell/>
          <table:table-cell table:style-name="Tabla2.C26">
            <text:p text:style-name="P8"/>
          </table:table-cell>
        </table:table-row>
      </table:table>
      <text:p text:style-name="P52"/>
      <table:table table:name="Tabla3" table:style-name="Tabla3" table:template-name="Simple Grid Columns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137"><text:span text:style-name="T37">C</text:span>) <text:span text:style-name="T37">Usuarios e claves na BIOS.</text:span>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9">MATERIAL:</text:p>
          </table:table-cell>
          <table:table-cell table:style-name="Tabla3.A2" table:number-columns-spanned="2" office:value-type="string">
            <text:p text:style-name="P13">Procedemento:</text:p>
          </table:table-cell>
          <table:covered-table-cell/>
        </table:table-row>
        <table:table-row table:style-name="Tabla3.3">
          <table:table-cell table:style-name="Tabla3.A2" office:value-type="string">
            <text:p text:style-name="P9"/>
            <text:list xml:id="list101556167833539" text:continue-list="list101557309747099" text:style-name="L1">
              <text:list-item>
                <text:p text:style-name="P62">Equipo de prácticas e monitor. </text:p>
              </text:list-item>
              <text:list-item>
                <text:p text:style-name="P62">Manual da placa base. </text:p>
              </text:list-item>
            </text:list>
            <text:p text:style-name="P22"/>
            <text:list xml:id="list101555986276266" text:continue-numbering="true" text:style-name="L1">
              <text:list-header>
                <text:p text:style-name="P92"/>
              </text:list-header>
            </text:list>
          </table:table-cell>
          <table:table-cell table:style-name="Tabla3.A2" table:number-columns-spanned="2" office:value-type="string">
            <text:list xml:id="list2145741219" text:style-name="L7">
              <text:list-item>
                <text:p text:style-name="P68">Cumprir as normas de seguridade no taller e ante calquera dúbida consulta co docente. </text:p>
              </text:list-item>
              <text:list-item>
                <text:p text:style-name="P77">Montar o equipo de prácticas no posto de traballo.</text:p>
              </text:list-item>
              <text:list-item>
                <text:p text:style-name="P77">Acender o equipo e acceder a bios <text:s/>(tecla suprimir) </text:p>
              </text:list-item>
            </text:list>
          </table:table-cell>
          <table:covered-table-cell/>
        </table:table-row>
        <table:table-row table:style-name="Tabla3.4">
          <table:table-cell table:style-name="Tabla3.A4" table:number-columns-spanned="3" office:value-type="string">
            <text:p text:style-name="P42"><text:span text:style-name="T51">C</text:span>.1) Sección de <text:span text:style-name="T37">BOOT</text:span><text:span text:style-name="T34">, </text:span><text:span text:style-name="T37">security</text:span></text:p>
          </table:table-cell>
          <table:covered-table-cell/>
          <table:covered-table-cell/>
        </table:table-row>
        <table:table-row table:style-name="Tabla3.4">
          <table:table-cell table:style-name="Tabla3.A2" table:number-columns-spanned="2" office:value-type="string">
            <text:list xml:id="list2349399506" text:style-name="L8">
              <text:list-item>
                <text:p text:style-name="P105">Esta BIOS permite ter dúas claves en función do ROL de acceso. Os roles son:</text:p>
                <text:list>
                  <text:list-item>
                    <text:p text:style-name="P105">Supervisor</text:p>
                  </text:list-item>
                  <text:list-item>
                    <text:p text:style-name="P105">Usuario 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9"/>
          </table:table-cell>
        </table:table-row>
        <table:table-row table:style-name="Tabla3.4">
          <table:table-cell table:style-name="Tabla3.A2" table:number-columns-spanned="2" office:value-type="string">
            <text:list xml:id="list101557538334358" text:continue-numbering="true" text:style-name="L8">
              <text:list-item>
                <text:p text:style-name="P108">Muda a<text:span text:style-name="T38">s</text:span> clave<text:span text:style-name="T38">s dos roles polas seguintes:</text:span></text:p>
                <text:list>
                  <text:list-item>
                    <text:p text:style-name="P105">Supervisor, clave “1234”</text:p>
                  </text:list-item>
                  <text:list-item>
                    <text:p text:style-name="P105">Usuario, clave “abcd”</text:p>
                    <text:p text:style-name="P135">Fíxate que agora tes unha opción que nos permite configurar o acceso do usuario (“user acces level”) e<text:span text:style-name="T43"> por defecto está configurado como FULL ACCESS</text:span>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9"/>
          </table:table-cell>
        </table:table-row>
        <table:table-row table:style-name="Tabla3.4">
          <table:table-cell table:style-name="Tabla3.A2" table:number-columns-spanned="2" office:value-type="string">
            <text:list xml:id="list101557856071461" text:continue-numbering="true" text:style-name="L8">
              <text:list-item>
                <text:p text:style-name="P105"><text:span text:style-name="T42">Garda os cambios pulsando F10 e r</text:span>einicia o equipo e accede a BIOS coa clave <text:span text:style-name="T25">1234</text:span>. Podes acceder si? Que rol tes? </text:p>
              </text:list-item>
            </text:list>
          </table:table-cell>
          <table:covered-table-cell/>
          <table:table-cell table:style-name="Tabla3.A2" office:value-type="string">
            <text:p text:style-name="P36"/>
          </table:table-cell>
        </table:table-row>
        <table:table-row table:style-name="Tabla3.4">
          <table:table-cell table:style-name="Tabla3.A2" table:number-columns-spanned="2" office:value-type="string">
            <text:list xml:id="list101557136702172" text:continue-numbering="true" text:style-name="L8">
              <text:list-item>
                <text:p text:style-name="P108"><text:s/><text:span text:style-name="T38">Reinicia o equipo e accede a BIOS coa clave </text:span><text:span text:style-name="T27">abcd</text:span><text:span text:style-name="T38">. Podes acceder si? Que rol tes? </text:span></text:p>
              </text:list-item>
            </text:list>
          </table:table-cell>
          <table:covered-table-cell/>
          <table:table-cell table:style-name="Tabla3.C5">
            <text:p text:style-name="P9"/>
          </table:table-cell>
        </table:table-row>
        <table:table-row table:style-name="Tabla3.4">
          <table:table-cell table:style-name="Tabla3.A2" table:number-columns-spanned="2" office:value-type="string">
            <text:list xml:id="list101556213932728" text:continue-numbering="true" text:style-name="L8">
              <text:list-item>
                <text:p text:style-name="P105">Reinicia o equipo e accede a BIOS coa clave <text:span text:style-name="T25">1234</text:span>. <text:span text:style-name="T39">Por defecto configura para o rol de USUARIO os permisos de “ACCESO TOTAL”. Vamos a cambiar isto por </text:span>“<text:span text:style-name="T25">view only”</text:span> <text:span text:style-name="T39">así só poderá consultar os parámetros. </text:span></text:p>
              </text:list-item>
            </text:list>
          </table:table-cell>
          <table:covered-table-cell/>
          <table:table-cell table:style-name="Tabla3.C5">
            <text:p text:style-name="P9"/>
          </table:table-cell>
        </table:table-row>
        <table:table-row table:style-name="Tabla3.4">
          <table:table-cell table:style-name="Tabla3.A2" table:number-columns-spanned="2" office:value-type="string">
            <text:list xml:id="list101557480153190" text:continue-numbering="true" text:style-name="L8">
              <text:list-item>
                <text:list>
                  <text:list-item>
                    <text:p text:style-name="P109"><text:span text:style-name="T38">Reinicia o equipo e accede a BIOS coa clave abcd. </text:span><text:span text:style-name="T39">Agora podes mudar a hora do sistema? </text:span>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7779595880" text:continue-numbering="true" text:style-name="L8">
              <text:list-item>
                <text:list>
                  <text:list-item>
                    <text:p text:style-name="P116">Podes entrar na opción de seguridade das claves?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7631138358" text:continue-numbering="true" text:style-name="L8">
              <text:list-item>
                <text:p text:style-name="P106">Reinicia o equipo e accede a BIOS coa clave <text:span text:style-name="T25">1234</text:span>. <text:span text:style-name="T39">Configura o nivel de acceso a “</text:span><text:span text:style-name="T26">LIMITED</text:span><text:span text:style-name="T39">”. </text:span></text:p>
              </text:list-item>
            </text:list>
          </table:table-cell>
          <table:covered-table-cell/>
          <table:table-cell table:style-name="Tabla3.C5">
            <text:p text:style-name="P9"/>
          </table:table-cell>
        </table:table-row>
        <table:table-row table:style-name="Tabla3.4">
          <table:table-cell table:style-name="Tabla3.A2" table:number-columns-spanned="2" office:value-type="string">
            <text:list xml:id="list101556407903847" text:continue-numbering="true" text:style-name="L8">
              <text:list-item>
                <text:list>
                  <text:list-item>
                    <text:p text:style-name="P109"><text:span text:style-name="T38">Reinicia o equipo e accede a BIOS coa clave abcd. </text:span><text:span text:style-name="T39">Agora podes mudar a hora do sistema? </text:span>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6956545363" text:continue-numbering="true" text:style-name="L8">
              <text:list-item>
                <text:list>
                  <text:list-item>
                    <text:p text:style-name="P116">Podes entrar na opción de seguridade das claves?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7163696216" text:continue-numbering="true" text:style-name="L8">
              <text:list-item>
                <text:list>
                  <text:list-item>
                    <text:p text:style-name="P116">Podes entrar na opción de cambiar a orde de arranque?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/>
          </table:table-cell>
        </table:table-row>
        <text:soft-page-break/>
        <table:table-row table:style-name="Tabla3.4">
          <table:table-cell table:style-name="Tabla3.A2" table:number-columns-spanned="2" office:value-type="string">
            <text:list xml:id="list101555826641139" text:continue-numbering="true" text:style-name="L8">
              <text:list-item>
                <text:list>
                  <text:list-item>
                    <text:p text:style-name="P116">Podes entrar na opción <text:s/>de overclocking? 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7658461525" text:continue-numbering="true" text:style-name="L8">
              <text:list-item>
                <text:p text:style-name="P106">Reinicia o equipo e accede a BIOS coa clave <text:span text:style-name="T25">1234</text:span>. <text:span text:style-name="T39">Configura o nivel de acceso a “</text:span><text:span text:style-name="T26">NO ACCESS</text:span><text:span text:style-name="T39">”. </text:span></text:p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6540130747" text:continue-numbering="true" text:style-name="L8">
              <text:list-item>
                <text:list>
                  <text:list-item>
                    <text:p text:style-name="P116">Reinicia o equipo e accede a BIOS coa clave abcd. Agora podes mudar a hora do sistema? 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6741492282" text:continue-numbering="true" text:style-name="L8">
              <text:list-item>
                <text:list>
                  <text:list-item>
                    <text:p text:style-name="P116">Explica coas túas palabras que pasou: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p text:style-name="P31"/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6274654944" text:continue-numbering="true" text:style-name="L8">
              <text:list-item>
                <text:p text:style-name="P106">Reinicia o equipo e <text:span text:style-name="T39">NON ACCEDAS</text:span> <text:span text:style-name="T39">A</text:span> BIOS, <text:span text:style-name="T39">o equipo pídeche algunha clave?</text:span></text:p>
              </text:list-item>
            </text:list>
          </table:table-cell>
          <table:covered-table-cell/>
          <table:table-cell table:style-name="Tabla3.A2" office:value-type="string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6023442748" text:continue-numbering="true" text:style-name="L8">
              <text:list-item>
                <text:p text:style-name="P106">Reinicia o equipo e accede a BIOS coa clave <text:span text:style-name="T25">1234</text:span>. <text:span text:style-name="T39">Configura o nivel o parámetro </text:span><text:span text:style-name="T26">PASSWORD CHECK co valor de [ALWAYS]</text:span></text:p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6497832074" text:continue-numbering="true" text:style-name="L8">
              <text:list-item>
                <text:p text:style-name="P107">Reinicia o equipo e <text:span text:style-name="T39">NON ACCEDAS</text:span> <text:span text:style-name="T39">A</text:span> BIOS, <text:span text:style-name="T39">o equipo pídeche algunha clave?</text:span></text:p>
              </text:list-item>
            </text:list>
          </table:table-cell>
          <table:covered-table-cell/>
          <table:table-cell table:style-name="Tabla3.A2" office:value-type="string">
            <text:p text:style-name="P32"/>
          </table:table-cell>
        </table:table-row>
        <table:table-row table:style-name="Tabla3.4">
          <table:table-cell table:style-name="Tabla3.A2" table:number-columns-spanned="2" office:value-type="string">
            <text:list xml:id="list101556950866773" text:continue-numbering="true" text:style-name="L8">
              <text:list-item>
                <text:list>
                  <text:list-item>
                    <text:p text:style-name="P117">Introduce a clave “abcd” explica que acontece. 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p text:style-name="P32"/>
            <text:p text:style-name="P33"/>
            <text:p text:style-name="P33"/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7534967204" text:continue-numbering="true" text:style-name="L8">
              <text:list-item>
                <text:p text:style-name="P107">Reinicia o equipo e <text:span text:style-name="T39">NON ACCEDAS</text:span> <text:span text:style-name="T39">A</text:span> BIOS, <text:span text:style-name="T39">o equipo pídeche algunha clave?</text:span> </text:p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556992681963" text:continue-numbering="true" text:style-name="L8">
              <text:list-item>
                <text:list>
                  <text:list-item>
                    <text:p text:style-name="P117">Introduce a clave “1234” explica que acontece.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28">
          <table:table-cell table:style-name="Tabla3.A28" table:number-columns-spanned="2" office:value-type="string">
            <text:p text:style-name="P32"/>
            <text:p text:style-name="P32"/>
          </table:table-cell>
          <table:covered-table-cell/>
          <table:table-cell table:style-name="Tabla3.C28">
            <text:p text:style-name="P31"/>
          </table:table-cell>
        </table:table-row>
      </table:table>
      <text:p text:style-name="P53"/>
      <table:table table:name="Tabla4" table:style-name="Tabla4" table:template-name="Simple Grid Columns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138"><text:span text:style-name="T40">D</text:span>) <text:span text:style-name="T40">RESTAURAR CLAVE DE USUARIO NA BIOS</text:span></text:p>
          </table:table-cell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0">MATERIAL:</text:p>
          </table:table-cell>
          <table:table-cell table:style-name="Tabla4.A2" table:number-columns-spanned="2" office:value-type="string">
            <text:p text:style-name="P14"><text:span text:style-name="T40">PROCEDEMENTO</text:span>:</text:p>
          </table:table-cell>
          <table:covered-table-cell/>
        </table:table-row>
        <table:table-row table:style-name="Tabla4.3">
          <table:table-cell table:style-name="Tabla4.A2" office:value-type="string">
            <text:p text:style-name="P10"/>
            <text:list xml:id="list101556800090245" text:continue-list="list101555986276266" text:style-name="L1">
              <text:list-item>
                <text:p text:style-name="P63">Equipo de prácticas e monitor. </text:p>
              </text:list-item>
              <text:list-item>
                <text:p text:style-name="P63">Manual da placa base. </text:p>
              </text:list-item>
            </text:list>
            <text:p text:style-name="P23"/>
            <text:list xml:id="list101555908385108" text:continue-numbering="true" text:style-name="L1">
              <text:list-header>
                <text:p text:style-name="P93"/>
              </text:list-header>
            </text:list>
          </table:table-cell>
          <table:table-cell table:style-name="Tabla4.A2" table:number-columns-spanned="2" office:value-type="string">
            <text:list xml:id="list441058773" text:style-name="L9">
              <text:list-item>
                <text:p text:style-name="P69">Cumprir as normas de seguridade no taller e ante calquera dúbida consulta co docente. </text:p>
              </text:list-item>
              <text:list-item>
                <text:p text:style-name="P78">Montar o equipo de prácticas no posto de traballo.</text:p>
              </text:list-item>
              <text:list-item>
                <text:p text:style-name="P78">Acender o equipo e acceder a bios <text:s/>(tecla suprimir) </text:p>
              </text:list-item>
            </text:list>
          </table:table-cell>
          <table:covered-table-cell/>
        </table:table-row>
        <table:table-row table:style-name="Tabla4.4">
          <table:table-cell table:style-name="Tabla4.A2" table:number-columns-spanned="3" office:value-type="string">
            <text:p text:style-name="P33">Restaurar a clave da BIOS dende a propia BIOS</text:p>
          </table:table-cell>
          <table:covered-table-cell/>
          <table:covered-table-cell/>
        </table:table-row>
        <table:table-row table:style-name="Tabla4.4">
          <table:table-cell table:style-name="Tabla4.A2" table:number-columns-spanned="2" office:value-type="string">
            <text:list xml:id="list456561797" text:style-name="L10">
              <text:list-item>
                <text:p text:style-name="P118">A clave da BIOS pódese restaurar dende a propia BIOS, para elo só temos que acceder a opción de seguridade e introducir un clave baleira “” . <text:span text:style-name="T42">Preparamos o entorno da proba ter as claves de:</text:span></text:p>
                <text:list>
                  <text:list-item>
                    <text:p text:style-name="P118">Supervisor, clave “”</text:p>
                  </text:list-item>
                  <text:list-item>
                    <text:p text:style-name="P118">Usuario, clave “”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557524618236" text:continue-numbering="true" text:style-name="L10">
              <text:list-item>
                <text:p text:style-name="P119">Reinicia o equipo e accede a BIOS, pídeseche algunha clave? </text:p>
              </text:list-item>
            </text:list>
          </table:table-cell>
          <table:covered-table-cell/>
          <table:table-cell table:style-name="Tabla4.A2" office:value-type="string">
            <text:p text:style-name="P35"/>
          </table:table-cell>
        </table:table-row>
        <table:table-row table:style-name="Tabla4.4">
          <table:table-cell table:style-name="Tabla4.A2" table:number-columns-spanned="2" office:value-type="string">
            <text:list xml:id="list101556985081053" text:continue-numbering="true" text:style-name="L10">
              <text:list-item>
                <text:p text:style-name="P110">Muda a<text:span text:style-name="T38">s</text:span> clave<text:span text:style-name="T38">s dos roles polas seguintes:</text:span></text:p>
                <text:list>
                  <text:list-item>
                    <text:p text:style-name="P110"><text:span text:style-name="T38">Supervisor, clave “</text:span><text:span text:style-name="T44">admin</text:span><text:span text:style-name="T38">” </text:span></text:p>
                  </text:list-item>
                  <text:list-item>
                    <text:p text:style-name="P111"><text:span text:style-name="T38">Usuario, clave “</text:span><text:span text:style-name="T44">paco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556654659964" text:continue-numbering="true" text:style-name="L10">
              <text:list-item>
                <text:list>
                  <text:list-item>
                    <text:p text:style-name="P119"><text:span text:style-name="T42">F10 para gardar os cambios e r</text:span>einicia o equipo e accede a BIOS, e accede coa clave de supervisor.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557744984114" text:continue-numbering="true" text:style-name="L10">
              <text:list-item>
                <text:list>
                  <text:list-item>
                    <text:p text:style-name="P120">Entra na BIOS co usuario de administració<text:span text:style-name="T44">n e accede a opción de seguridade. Logo tes que activar a opción para limpar a clave de usuario (</text:span><text:span text:style-name="T45">Clear User password</text:span><text:span text:style-name="T44">). Pulsa F10 para gardar os cambios e volta acceder a BIOS. Pidenos algunha clave? Poderas acceder coa clave de “paco” ? </text:span></text:p>
                  </text:list-item>
                </text:list>
              </text:list-item>
            </text:list>
          </table:table-cell>
          <table:covered-table-cell/>
          <table:table-cell table:style-name="Tabla4.A2" office:value-type="string">
            <text:p text:style-name="P37"/>
          </table:table-cell>
        </table:table-row>
        <table:table-row table:style-name="Tabla4.4">
          <table:table-cell table:style-name="Tabla4.A2" table:number-columns-spanned="2" office:value-type="string">
            <text:list xml:id="list101557609824405" text:continue-numbering="true" text:style-name="L10">
              <text:list-item>
                <text:list>
                  <text:list-item>
                    <text:p text:style-name="P121">Cal é o numero máximo de intentos de acceso dunha clave incorrecta na BIOS?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38"/>
          </table:table-cell>
        </table:table-row>
        <table:table-row table:style-name="Tabla4.4">
          <table:table-cell table:style-name="Tabla4.A2" table:number-columns-spanned="2" office:value-type="string">
            <text:list xml:id="list101556367780940" text:continue-numbering="true" text:style-name="L10">
              <text:list-item>
                <text:p text:style-name="P112">Muda a<text:span text:style-name="T38">s</text:span> clave<text:span text:style-name="T38">s dos roles polas seguintes </text:span><text:span text:style-name="T46">e garda os cambios.</text:span><text:span text:style-name="T38">:</text:span></text:p>
                <text:list>
                  <text:list-item>
                    <text:p text:style-name="P112"><text:span text:style-name="T38">Supervisor, clave “</text:span><text:span text:style-name="T46">xefe</text:span><text:span text:style-name="T38">” </text:span></text:p>
                  </text:list-item>
                  <text:list-item>
                    <text:p text:style-name="P112"><text:span text:style-name="T38">Usuario, clave “</text:span><text:span text:style-name="T46">pepe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ext:soft-page-break/>
        <table:table-row table:style-name="Tabla4.4">
          <table:table-cell table:style-name="Tabla4.A2" table:number-columns-spanned="2" office:value-type="string">
            <text:list xml:id="list101556471931397" text:continue-numbering="true" text:style-name="L10">
              <text:list-item>
                <text:list>
                  <text:list-item>
                    <text:p text:style-name="P121">Accede a BIOS como administrador e muda a clave de acceso do usuario por cadea baleira “”. <text:s/>F10 e volta acceder a BIOS.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556015778356" text:continue-numbering="true" text:style-name="L10">
              <text:list-item>
                <text:list>
                  <text:list-item>
                    <text:p text:style-name="P121">Ao acceder a BIOS pídenos unha clave e indicaremos a clave “”. Poderás cambiar a hora do sistema? </text:p>
                  </text:list-item>
                </text:list>
              </text:list-item>
            </text:list>
          </table:table-cell>
          <table:covered-table-cell/>
          <table:table-cell table:style-name="Tabla4.A2" office:value-type="string">
            <text:p text:style-name="P38"/>
          </table:table-cell>
        </table:table-row>
        <table:table-row table:style-name="Tabla4.4">
          <table:table-cell table:style-name="Tabla4.A2" table:number-columns-spanned="2" office:value-type="string">
            <text:list xml:id="list101556114795432" text:continue-numbering="true" text:style-name="L10">
              <text:list-item>
                <text:p text:style-name="P112">Muda a<text:span text:style-name="T38">s</text:span> clave<text:span text:style-name="T38">s dos roles polas seguintes </text:span><text:span text:style-name="T46">e garda os cambios.</text:span><text:span text:style-name="T38">:</text:span></text:p>
                <text:list>
                  <text:list-item>
                    <text:p text:style-name="P112"><text:span text:style-name="T38">Supervisor, clave “</text:span><text:span text:style-name="T46">dire</text:span><text:span text:style-name="T38">” </text:span></text:p>
                  </text:list-item>
                  <text:list-item>
                    <text:p text:style-name="P112"><text:span text:style-name="T38">Usuario, clave “</text:span><text:span text:style-name="T46">user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556461565457" text:continue-numbering="true" text:style-name="L10">
              <text:list-item>
                <text:list>
                  <text:list-item>
                    <text:p text:style-name="P121">Accede a BIOS como administrador e muda a clave de acceso do administrador por cadea baleira “”.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556770367739" text:continue-numbering="true" text:style-name="L10">
              <text:list-item>
                <text:list>
                  <text:list-item>
                    <text:p text:style-name="P121">Ao acceder a BIOS pídenos unha clave e indicaremos a clave “user”. Poderás cambiar a hora do sistema? </text:p>
                  </text:list-item>
                </text:list>
              </text:list-item>
            </text:list>
          </table:table-cell>
          <table:covered-table-cell/>
          <table:table-cell table:style-name="Tabla4.A2" office:value-type="string">
            <text:p text:style-name="P38"/>
          </table:table-cell>
        </table:table-row>
        <table:table-row table:style-name="Tabla4.4">
          <table:table-cell table:style-name="Tabla4.A2" table:number-columns-spanned="2" office:value-type="string">
            <text:list xml:id="list101556909982696" text:continue-numbering="true" text:style-name="L10">
              <text:list-item>
                <text:list>
                  <text:list-item>
                    <text:p text:style-name="P121">Reinicia o equipo e volta acceder a BIOS pero agora indica a clave “”. <text:s/>Podes acceder a BIOS?</text:p>
                  </text:list-item>
                </text:list>
              </text:list-item>
            </text:list>
          </table:table-cell>
          <table:covered-table-cell/>
          <table:table-cell table:style-name="Tabla4.A2" office:value-type="string">
            <text:p text:style-name="P38"/>
          </table:table-cell>
        </table:table-row>
        <table:table-row table:style-name="Tabla4.4">
          <table:table-cell table:style-name="Tabla4.A2" table:number-columns-spanned="2" office:value-type="string">
            <text:list xml:id="list101557413954379" text:continue-numbering="true" text:style-name="L10">
              <text:list-item>
                <text:list>
                  <text:list-item>
                    <text:p text:style-name="P121">Que podemos facer agora para restaurar as claves da BIOS? Consulta o manual da placa base.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19" table:number-columns-spanned="2" office:value-type="string">
            <text:p text:style-name="P33"/>
            <text:p text:style-name="P33"/>
            <text:p text:style-name="P33"/>
          </table:table-cell>
          <table:covered-table-cell/>
          <table:table-cell table:style-name="Tabla4.C19">
            <text:p text:style-name="P10"/>
          </table:table-cell>
        </table:table-row>
      </table:table>
      <text:p text:style-name="P55"/>
      <table:table table:name="Tabla5" table:style-name="Tabla5" table:template-name="Simple Grid Columns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139"><text:span text:style-name="T47">E</text:span>) <text:span text:style-name="T40">RESTAURAR CLAVE DE USUARIO NA BIOS </text:span><text:span text:style-name="T47">QUITANDO A PILA</text:span></text:p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11">MATERIAL:</text:p>
          </table:table-cell>
          <table:table-cell table:style-name="Tabla5.A2" table:number-columns-spanned="2" office:value-type="string">
            <text:p text:style-name="P15"><text:span text:style-name="T40">PROCEDEMENTO</text:span>:</text:p>
          </table:table-cell>
          <table:covered-table-cell/>
        </table:table-row>
        <table:table-row table:style-name="Tabla5.3">
          <table:table-cell table:style-name="Tabla5.A2" office:value-type="string">
            <text:p text:style-name="P11"/>
            <text:list xml:id="list101556767916874" text:continue-list="list101555908385108" text:style-name="L1">
              <text:list-item>
                <text:p text:style-name="P64">Equipo de prácticas e monitor. </text:p>
              </text:list-item>
              <text:list-item>
                <text:p text:style-name="P64">Manual da placa base. </text:p>
              </text:list-item>
              <text:list-item>
                <text:p text:style-name="P84">Manta antiestática. </text:p>
              </text:list-item>
              <text:list-item>
                <text:p text:style-name="P84">Pulseiras antiestáticas. </text:p>
              </text:list-item>
            </text:list>
            <text:p text:style-name="P20"/>
            <text:list xml:id="list101556429043435" text:continue-numbering="true" text:style-name="L1">
              <text:list-header>
                <text:p text:style-name="P94"/>
              </text:list-header>
            </text:list>
          </table:table-cell>
          <table:table-cell table:style-name="Tabla5.A2" table:number-columns-spanned="2" office:value-type="string">
            <text:list xml:id="list1882170402" text:style-name="L11">
              <text:list-item>
                <text:p text:style-name="P122">Previamente realizaches o apartado D) </text:p>
              </text:list-item>
              <text:list-item>
                <text:p text:style-name="P70">Cumprir as normas de seguridade no taller e ante calquera dúbida consulta co docente. </text:p>
              </text:list-item>
              <text:list-item>
                <text:p text:style-name="P79">Montar o equipo de prácticas no posto de traballo <text:span text:style-name="T47">sobre a alfombra antiestática. </text:span></text:p>
              </text:list-item>
              <text:list-item>
                <text:p text:style-name="P126">Desenchufa o equipo da corrente eléctrica. </text:p>
              </text:list-item>
              <text:list-item>
                <text:p text:style-name="P126">Enchufa as pulseiras antiestáticas a terra e colocas no pulso. </text:p>
              </text:list-item>
              <text:list-item>
                <text:p text:style-name="P126">Abre a tapa do equipo e localiza a batería. </text:p>
              </text:list-item>
              <text:list-item>
                <text:p text:style-name="P126">Quita a pila da BIOS e agarda 30 segundos. Pasado ese tempo volta colocala na mesma posición. </text:p>
              </text:list-item>
              <text:list-item>
                <text:p text:style-name="P126">Cerra o equipo coa tapa.</text:p>
              </text:list-item>
              <text:list-item>
                <text:p text:style-name="P79">Acender o equipo e <text:span text:style-name="T47">entra</text:span> a <text:span text:style-name="T47">BIOS</text:span> <text:s/>(tecla suprimir) </text:p>
              </text:list-item>
            </text:list>
          </table:table-cell>
          <table:covered-table-cell/>
        </table:table-row>
        <table:table-row table:style-name="Tabla5.4">
          <table:table-cell table:style-name="Tabla5.A2" table:number-columns-spanned="3" office:value-type="string">
            <text:p text:style-name="P34">Restaurar a clave da BIOS <text:span text:style-name="T47">retirando a pila. </text:span></text:p>
          </table:table-cell>
          <table:covered-table-cell/>
          <table:covered-table-cell/>
        </table:table-row>
        <table:table-row table:style-name="Tabla5.4">
          <table:table-cell table:style-name="Tabla5.A2" table:number-columns-spanned="2" office:value-type="string">
            <text:list xml:id="list1509125218" text:style-name="L12">
              <text:list-item>
                <text:p text:style-name="P123">Aplica o protocolo indicando no apartado anterior. </text:p>
              </text:list-item>
            </text:list>
          </table:table-cell>
          <table:covered-table-cell/>
          <table:table-cell table:style-name="Tabla5.C5">
            <text:p text:style-name="P11"/>
          </table:table-cell>
        </table:table-row>
        <table:table-row table:style-name="Tabla5.4">
          <table:table-cell table:style-name="Tabla5.A2" table:number-columns-spanned="2" office:value-type="string">
            <text:list xml:id="list101557780054620" text:continue-numbering="true" text:style-name="L12">
              <text:list-item>
                <text:p text:style-name="P113">Muda a<text:span text:style-name="T38">s</text:span> clave<text:span text:style-name="T38">s dos roles polas seguintes:</text:span></text:p>
                <text:list>
                  <text:list-item>
                    <text:p text:style-name="P113"><text:span text:style-name="T38">Supervisor, clave “</text:span><text:span text:style-name="T44">admin</text:span><text:span text:style-name="T38">” </text:span></text:p>
                  </text:list-item>
                  <text:list-item>
                    <text:p text:style-name="P113"><text:span text:style-name="T38">Usuario, clave “</text:span><text:span text:style-name="T44">paco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5.C5">
            <text:p text:style-name="P11"/>
          </table:table-cell>
        </table:table-row>
        <table:table-row table:style-name="Tabla5.4">
          <table:table-cell table:style-name="Tabla5.A7" table:number-columns-spanned="2" office:value-type="string">
            <text:list xml:id="list101555983476789" text:continue-numbering="true" text:style-name="L12">
              <text:list-item>
                <text:p text:style-name="P123">Aplica o protocolo indicado neste apartado para resetear a BIOS e verifica que o cambio logrouse. </text:p>
              </text:list-item>
            </text:list>
          </table:table-cell>
          <table:covered-table-cell/>
          <table:table-cell table:style-name="Tabla5.C7">
            <text:p text:style-name="P11"/>
          </table:table-cell>
        </table:table-row>
      </table:table>
      <text:p text:style-name="P58"/>
      <table:table table:name="Tabla6" table:style-name="Tabla6" table:template-name="Simple Grid Columns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columns-spanned="3" office:value-type="string">
            <text:p text:style-name="P15"><text:span text:style-name="T21">F</text:span><text:span text:style-name="T20">) </text:span><text:span text:style-name="T22">RESTAURAR CLAVE DE USUARIO </text:span><text:span text:style-name="T21">COS JUMPERS DA PLACA BASE</text:span><text:span text:style-name="T47"> </text:span></text:p>
          </table:table-cell>
          <table:covered-table-cell/>
          <table:covered-table-cell/>
        </table:table-row>
        <table:table-row table:style-name="Tabla6.2">
          <table:table-cell table:style-name="Tabla6.A2" office:value-type="string">
            <text:p text:style-name="P11">MATERIAL:</text:p>
          </table:table-cell>
          <table:table-cell table:style-name="Tabla6.A2" table:number-columns-spanned="2" office:value-type="string">
            <text:p text:style-name="P15"><text:span text:style-name="T40">PROCEDEMENTO</text:span>:</text:p>
          </table:table-cell>
          <table:covered-table-cell/>
        </table:table-row>
        <table:table-row table:style-name="Tabla6.3">
          <table:table-cell table:style-name="Tabla6.A2" office:value-type="string">
            <text:p text:style-name="P11"/>
            <text:list xml:id="list101556738423318" text:continue-list="list101556429043435" text:style-name="L1">
              <text:list-item>
                <text:p text:style-name="P64">Equipo de prácticas e monitor. </text:p>
              </text:list-item>
              <text:list-item>
                <text:p text:style-name="P64">Manual da placa base. </text:p>
              </text:list-item>
              <text:list-item>
                <text:p text:style-name="P85">Manta antiestática. </text:p>
              </text:list-item>
              <text:list-item>
                <text:p text:style-name="P85">Pulseiras antiestáticas. </text:p>
              </text:list-item>
            </text:list>
            <text:p text:style-name="P20"/>
            <text:list xml:id="list101557548605290" text:continue-numbering="true" text:style-name="L1">
              <text:list-header>
                <text:p text:style-name="P94"/>
              </text:list-header>
            </text:list>
          </table:table-cell>
          <table:table-cell table:style-name="Tabla6.A2" table:number-columns-spanned="2" office:value-type="string">
            <text:list xml:id="list2095117173" text:style-name="L13">
              <text:list-item>
                <text:p text:style-name="P124">Consulta o manual da placa base na páxina 28 (sección 1-19 Clear RTC RAM (CLRTC)) </text:p>
              </text:list-item>
              <text:list-item>
                <text:p text:style-name="P71">Cumprir as normas de seguridade no taller e ante calquera dúbida consulta co docente. </text:p>
              </text:list-item>
              <text:list-item>
                <text:p text:style-name="P80">Montar o equipo de prácticas no posto de traballo <text:span text:style-name="T47">sobre a alfombra antiestática. </text:span></text:p>
              </text:list-item>
              <text:list-item>
                <text:p text:style-name="P127">Encende o equipo e configura <text:span text:style-name="T37"><text:s/>a</text:span><text:span text:style-name="T38">s</text:span><text:span text:style-name="T37"> clave</text:span><text:span text:style-name="T38">s dos roles </text:span>cos seguintes valores:<text:span text:style-name="T38"> </text:span></text:p>
                <text:list>
                  <text:list-item>
                    <text:p text:style-name="P114"><text:span text:style-name="T38">Supervisor, clave “</text:span><text:span text:style-name="T47">grande</text:span><text:span text:style-name="T38">” </text:span></text:p>
                  </text:list-item>
                  <text:list-item>
                    <text:p text:style-name="P114"><text:soft-page-break/><text:span text:style-name="T38">Usuario, clave “</text:span><text:span text:style-name="T47">peque</text:span><text:span text:style-name="T38">”</text:span><text:span text:style-name="T41">e con acceso de consulta.</text:span></text:p>
                  </text:list-item>
                </text:list>
              </text:list-item>
              <text:list-item>
                <text:p text:style-name="P128">Garda os cambios (F10)</text:p>
              </text:list-item>
              <text:list-item>
                <text:p text:style-name="P127"><text:span text:style-name="T48">Apaga e d</text:span>esenchufa o equipo da corrente eléctrica. </text:p>
              </text:list-item>
              <text:list-item>
                <text:p text:style-name="P127">Enchufa as pulseiras antiestáticas a terra e colocas no pulso. </text:p>
              </text:list-item>
              <text:list-item>
                <text:p text:style-name="P127">Abre a tapa do equipo e localiza <text:span text:style-name="T48">os pins para facer un “CLEAR CMOS”. Coloca o jumper na posición de limpeza e agarda entre 5 e 10 segundos.</text:span></text:p>
              </text:list-item>
              <text:list-item>
                <text:p text:style-name="P129">Volta a configurar os pins na posición inicial. <text:span text:style-name="T49">Cerra o equipo e xa podes encender o equipo e verificar se temos a clave reseteada. </text:span></text:p>
              </text:list-item>
            </text:list>
          </table:table-cell>
          <table:covered-table-cell/>
        </table:table-row>
        <table:table-row table:style-name="Tabla6.4">
          <table:table-cell table:style-name="Tabla6.A2" table:number-columns-spanned="3" office:value-type="string">
            <text:p text:style-name="P34">Restaurar a clave da BIOS <text:span text:style-name="T49">configurando o JUMPER</text:span></text:p>
          </table:table-cell>
          <table:covered-table-cell/>
          <table:covered-table-cell/>
        </table:table-row>
        <table:table-row table:style-name="Tabla6.4">
          <table:table-cell table:style-name="Tabla6.A2" table:number-columns-spanned="2" office:value-type="string">
            <text:list xml:id="list3367001876" text:style-name="L14">
              <text:list-item>
                <text:p text:style-name="P125">Aplica o protocolo indicando no apartado anterior. </text:p>
              </text:list-item>
            </text:list>
          </table:table-cell>
          <table:covered-table-cell/>
          <table:table-cell table:style-name="Tabla6.C5">
            <text:p text:style-name="P11"/>
          </table:table-cell>
        </table:table-row>
        <table:table-row table:style-name="Tabla6.4">
          <table:table-cell table:style-name="Tabla6.A2" table:number-columns-spanned="2" office:value-type="string">
            <text:list xml:id="list101555929997257" text:continue-numbering="true" text:style-name="L14">
              <text:list-item>
                <text:p text:style-name="P115">Muda a<text:span text:style-name="T38">s</text:span> clave<text:span text:style-name="T38">s dos roles polas seguintes:</text:span></text:p>
                <text:list>
                  <text:list-item>
                    <text:p text:style-name="P115"><text:span text:style-name="T38">Supervisor, clave “</text:span><text:span text:style-name="T49">boss</text:span><text:span text:style-name="T38">” </text:span></text:p>
                  </text:list-item>
                  <text:list-item>
                    <text:p text:style-name="P115"><text:span text:style-name="T38">Usuario, clave “</text:span><text:span text:style-name="T49">emp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6.C5">
            <text:p text:style-name="P11"/>
          </table:table-cell>
        </table:table-row>
        <table:table-row table:style-name="Tabla6.4">
          <table:table-cell table:style-name="Tabla6.A2" table:number-columns-spanned="2" office:value-type="string">
            <text:list xml:id="list101557489214299" text:continue-numbering="true" text:style-name="L14">
              <text:list-item>
                <text:p text:style-name="P125">Aplica o protocolo indicado neste apartado para resetear a BIOS e verifica que o cambio logrouse. </text:p>
              </text:list-item>
            </text:list>
          </table:table-cell>
          <table:covered-table-cell/>
          <table:table-cell table:style-name="Tabla6.C5">
            <text:p text:style-name="P11"/>
          </table:table-cell>
        </table:table-row>
        <table:table-row table:style-name="Tabla6.4">
          <table:table-cell table:style-name="Tabla6.A2" table:number-columns-spanned="2" office:value-type="string">
            <text:list xml:id="list101557039792170" text:continue-numbering="true" text:style-name="L14">
              <text:list-item>
                <text:p text:style-name="P115">Muda a<text:span text:style-name="T38">s</text:span> clave<text:span text:style-name="T38">s dos roles polas seguintes:</text:span></text:p>
                <text:list>
                  <text:list-item>
                    <text:p text:style-name="P115"><text:span text:style-name="T38">Supervisor, clave “</text:span><text:span text:style-name="T49">pedro</text:span><text:span text:style-name="T38">” </text:span></text:p>
                  </text:list-item>
                  <text:list-item>
                    <text:p text:style-name="P115"><text:span text:style-name="T38">Usuario, clave “</text:span><text:span text:style-name="T49">felix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6.C5">
            <text:p text:style-name="P11"/>
          </table:table-cell>
        </table:table-row>
        <table:table-row table:style-name="Tabla6.4">
          <table:table-cell table:style-name="Tabla6.A9" table:number-columns-spanned="2" office:value-type="string">
            <text:list xml:id="list101556520287478" text:continue-numbering="true" text:style-name="L14">
              <text:list-item>
                <text:p text:style-name="P125">Aplica o protocolo indicado neste apartado para resetear a BIOS e verifica que o cambio logrouse. </text:p>
              </text:list-item>
            </text:list>
          </table:table-cell>
          <table:covered-table-cell/>
          <table:table-cell table:style-name="Tabla6.C9">
            <text:p text:style-name="P11"/>
          </table:table-cell>
        </table:table-row>
      </table:table>
      <text:p text:style-name="P56"/>
      <table:table table:name="Tabla7" table:style-name="Tabla7" table:template-name="Simple Grid Columns">
        <table:table-column table:style-name="Tabla7.A"/>
        <table:table-row table:style-name="Tabla7.1">
          <table:table-cell table:style-name="Tabla7.A1" office:value-type="string">
            <text:p text:style-name="P136"><text:span text:style-name="T50">G</text:span>) <text:span text:style-name="T50">OBTER INFORMACIÓN DO DISCO.</text:span></text:p>
          </table:table-cell>
        </table:table-row>
        <table:table-row table:style-name="Tabla7.2">
          <table:table-cell table:style-name="Tabla7.A2" office:value-type="string">
            <text:p text:style-name="P39">Nesta sección tes que describir que procedemento seguirías para obter a información do disco dende a BIOS. Pídese que logres os seguintes datos:</text:p>
            <text:list xml:id="list3228072970" text:style-name="L15">
              <text:list-item>
                <text:p text:style-name="P130">Vendedor:</text:p>
              </text:list-item>
              <text:list-item>
                <text:p text:style-name="P130">Tamaño do disco: </text:p>
              </text:list-item>
              <text:list-item>
                <text:p text:style-name="P130">Soporte de SMART:</text:p>
              </text:list-item>
            </text:list>
          </table:table-cell>
        </table:table-row>
        <table:table-row table:style-name="Tabla7.2">
          <table:table-cell table:style-name="Tabla7.A2" office:value-type="string">
            <text:p text:style-name="P43">Describe o procedemento:</text:p>
          </table:table-cell>
        </table:table-row>
        <table:table-row table:style-name="Tabla7.2">
          <table:table-cell table:style-name="Tabla7.A4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</table:table-row>
      </table:table>
      <text:p text:style-name="P59"/>
      <table:table table:name="Tabla8" table:style-name="Tabla8" table:template-name="Simple Grid Columns">
        <table:table-column table:style-name="Tabla8.A"/>
        <table:table-row table:style-name="Tabla8.1">
          <table:table-cell table:style-name="Tabla8.A1" office:value-type="string">
            <text:p text:style-name="P16"><text:span text:style-name="T23">H</text:span><text:span text:style-name="T20">) </text:span><text:span text:style-name="T23">ARRINCAR DENDE UN USB BOOTEABLE.</text:span><text:span text:style-name="T50"> </text:span></text:p>
          </table:table-cell>
        </table:table-row>
        <table:table-row table:style-name="Tabla8.2">
          <table:table-cell table:style-name="Tabla8.A2" office:value-type="string">
            <text:p text:style-name="P39">PROCEDEMENTO:</text:p>
            <text:list xml:id="list2136873979" text:style-name="L16">
              <text:list-item>
                <text:p text:style-name="P131">Crea un USB Booteable con Kali Linux (como se indicou na clase).</text:p>
              </text:list-item>
              <text:list-item>
                <text:p text:style-name="P131">Configura no BOOT para arrincar dende o USB Booteable. </text:p>
              </text:list-item>
              <text:list-item>
                <text:p text:style-name="P131">Arrinca <text:s/>o Kali Linux. </text:p>
              </text:list-item>
            </text:list>
          </table:table-cell>
        </table:table-row>
        <table:table-row table:style-name="Tabla8.2">
          <table:table-cell table:style-name="Tabla8.A2" office:value-type="string">
            <text:p text:style-name="P43">Describe os pasos seguidos en detalle para a configuración: </text:p>
          </table:table-cell>
        </table:table-row>
        <table:table-row table:style-name="Tabla8.2">
          <table:table-cell table:style-name="Tabla8.A4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152cm" style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loext:opacity="0%" style:font-name="Ubuntu" fo:font-size="6pt" fo:font-weight="bold" officeooo:rsid="01ec6e58" style:font-size-asian="6pt" style:font-weight-asian="bold" style:font-size-complex="6pt" style:font-weight-complex="bold"/>
    </style:style>
    <style:style style:name="MT3" style:family="text">
      <style:text-properties style:use-window-font-color="true" loext:opacity="0%" style:font-name="Ubuntu" fo:font-size="6pt" fo:font-weight="bold" officeooo:rsid="00112a49" style:font-size-asian="6pt" style:font-weight-asian="bold" style:font-size-complex="6pt" style:font-weight-complex="bold"/>
    </style:style>
    <style:style style:name="MT4" style:family="text">
      <style:text-properties style:use-window-font-color="true" loext:opacity="0%" style:font-name="Ubuntu" fo:font-size="6pt" fo:font-weight="bold" officeooo:rsid="01f34b0e" style:font-size-asian="6pt" style:font-weight-asian="bold" style:font-size-complex="6pt" style:font-weight-complex="bold"/>
    </style:style>
    <style:style style:name="MT5" style:family="text">
      <style:text-properties style:use-window-font-color="true" loext:opacity="0%" style:font-name="Ubuntu" fo:font-size="6pt" fo:font-weight="normal" officeooo:rsid="01f34b0e" style:font-size-asian="6pt" style:font-weight-asian="normal" style:font-size-complex="6pt" style:font-weight-complex="normal"/>
    </style:style>
    <style:style style:name="MT6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MT7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3" text:anchor-type="char" svg:x="-0.131cm" svg:y="0.048cm" svg:width="2.593cm" svg:height="0.961cm" draw:z-index="5"><draw:image xlink:href="Pictures/100000000000010300000060C7CE2DE8E32ECDE2.png" xlink:type="simple" xlink:show="embed" xlink:actuate="onLoad" draw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11"><draw:image xlink:href="Pictures/100000000000010300000060C7CE2DE8E32ECDE2.png" xlink:type="simple" xlink:show="embed" xlink:actuate="onLoad" draw:mime-type="image/png"/></draw:frame><text:span text:style-name="MT1"><text:line-break/><text:tab/></text:span><text:span text:style-name="MT2">T</text:span><text:span text:style-name="MT3">his work is </text:span><text:span text:style-name="MT4">licensed under a creative commons attribution 4.0 international license.</text:span><text:span text:style-name="MT5"> </text:span><text:span text:style-name="MT6"><text:tab/><text:tab/><text:tab/> <text:s text:c="4"/></text:span>Pá<text:span text:style-name="MT7">x</text:span>ina <text:page-number text:select-page="current">6</text:page-number><text:s/>de <text:page-count>7</text:page-count></text:p>
        <text:p text:style-name="MP2"/>
      </style:footer>
      <style:footer-first>
        <text:p text:style-name="MP3">Pá<text:span text:style-name="MT7">x</text:span>ina <text:page-number text:select-page="current">1</text:page-number><text:s/>de <text:page-count>7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03</meta:editing-cycles>
    <meta:creation-date>2019-11-09T13:25:03.151138236</meta:creation-date>
    <meta:editing-duration>PT22H21M34S</meta:editing-duration>
    <meta:generator>LibreOffice/7.3.7.2$Windows_X86_64 LibreOffice_project/e114eadc50a9ff8d8c8a0567d6da8f454beeb84f</meta:generator>
    <dc:subject>UD04 - PRÁCTICA 3 – Bios Cooler Master AMD</dc:subject>
    <dc:title>Taller - MME</dc:title>
    <dc:date>2023-01-21T10:15:55.368000000</dc:date>
    <meta:document-statistic meta:table-count="9" meta:image-count="2" meta:object-count="0" meta:page-count="7" meta:paragraph-count="246" meta:word-count="2472" meta:character-count="13723" meta:non-whitespace-character-count="115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